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mary_time_a1_n01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TI Threads vs. simulation time N^2=128^2, DT=50, A=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TY number of threads (compact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\SimType</text:p>
          </table:table-cell>
          <table:table-cell office:value-type="string" calcext:value-type="string">
            <text:p>nr_fd_cart_cgrid</text:p>
          </table:table-cell>
          <table:table-cell office:value-type="string" calcext:value-type="string">
            <text:p>rexi_fd_m0064</text:p>
          </table:table-cell>
          <table:table-cell office:value-type="string" calcext:value-type="string">
            <text:p>rexi_fd_par_m0064</text:p>
          </table:table-cell>
          <table:table-cell office:value-type="string" calcext:value-type="string">
            <text:p>rexi_fd_m0092</text:p>
          </table:table-cell>
          <table:table-cell office:value-type="string" calcext:value-type="string">
            <text:p>rexi_fd_par_m0092</text:p>
          </table:table-cell>
          <table:table-cell office:value-type="string" calcext:value-type="string">
            <text:p>rexi_fd_m0128</text:p>
          </table:table-cell>
          <table:table-cell office:value-type="string" calcext:value-type="string">
            <text:p>rexi_fd_par_m0128</text:p>
          </table:table-cell>
          <table:table-cell office:value-type="string" calcext:value-type="string">
            <text:p>rexi_fd_m0256</text:p>
          </table:table-cell>
          <table:table-cell office:value-type="string" calcext:value-type="string">
            <text:p>rexi_fd_par_m0256</text:p>
          </table:table-cell>
          <table:table-cell office:value-type="string" calcext:value-type="string">
            <text:p>rexi_fd_m0512</text:p>
          </table:table-cell>
          <table:table-cell office:value-type="string" calcext:value-type="string">
            <text:p>rexi_fd_par_m0512</text:p>
          </table:table-cell>
        </table:table-row>
        <table:table-row table:style-name="ro1">
          <table:table-cell office:value-type="string" calcext:value-type="string">
            <text:p>1 cores (1 ranks / 1 threads)</text:p>
          </table:table-cell>
          <table:table-cell office:value-type="float" office:value="330.73026" calcext:value-type="float">
            <text:p>330.73026</text:p>
          </table:table-cell>
          <table:table-cell office:value-type="float" office:value="1.121478" calcext:value-type="float">
            <text:p>1.121478</text:p>
          </table:table-cell>
          <table:table-cell office:value-type="float" office:value="1.105851" calcext:value-type="float">
            <text:p>1.105851</text:p>
          </table:table-cell>
          <table:table-cell office:value-type="float" office:value="1.523982" calcext:value-type="float">
            <text:p>1.523982</text:p>
          </table:table-cell>
          <table:table-cell office:value-type="float" office:value="1.489223" calcext:value-type="float">
            <text:p>1.489223</text:p>
          </table:table-cell>
          <table:table-cell office:value-type="float" office:value="1.98252" calcext:value-type="float">
            <text:p>1.98252</text:p>
          </table:table-cell>
          <table:table-cell office:value-type="float" office:value="1.961656" calcext:value-type="float">
            <text:p>1.961656</text:p>
          </table:table-cell>
          <table:table-cell office:value-type="float" office:value="3.746096" calcext:value-type="float">
            <text:p>3.746096</text:p>
          </table:table-cell>
          <table:table-cell office:value-type="float" office:value="3.78811" calcext:value-type="float">
            <text:p>3.78811</text:p>
          </table:table-cell>
          <table:table-cell office:value-type="float" office:value="7.277067" calcext:value-type="float">
            <text:p>7.277067</text:p>
          </table:table-cell>
          <table:table-cell office:value-type="float" office:value="7.283351" calcext:value-type="float">
            <text:p>7.283351</text:p>
          </table:table-cell>
        </table:table-row>
        <table:table-row table:style-name="ro1">
          <table:table-cell office:value-type="string" calcext:value-type="string">
            <text:p>2 cores (2 ranks / 1 threads)</text:p>
          </table:table-cell>
          <table:table-cell office:value-type="string" calcext:value-type="string">
            <text:p>-</text:p>
          </table:table-cell>
          <table:table-cell office:value-type="float" office:value="0.602459" calcext:value-type="float">
            <text:p>0.602459</text:p>
          </table:table-cell>
          <table:table-cell office:value-type="float" office:value="0.580978" calcext:value-type="float">
            <text:p>0.580978</text:p>
          </table:table-cell>
          <table:table-cell office:value-type="float" office:value="0.804382" calcext:value-type="float">
            <text:p>0.804382</text:p>
          </table:table-cell>
          <table:table-cell office:value-type="float" office:value="0.769528" calcext:value-type="float">
            <text:p>0.769528</text:p>
          </table:table-cell>
          <table:table-cell office:value-type="float" office:value="1.045731" calcext:value-type="float">
            <text:p>1.045731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945784" calcext:value-type="float">
            <text:p>1.945784</text:p>
          </table:table-cell>
          <table:table-cell office:value-type="float" office:value="1.907192" calcext:value-type="float">
            <text:p>1.907192</text:p>
          </table:table-cell>
          <table:table-cell office:value-type="float" office:value="3.605308" calcext:value-type="float">
            <text:p>3.605308</text:p>
          </table:table-cell>
          <table:table-cell office:value-type="float" office:value="3.681234" calcext:value-type="float">
            <text:p>3.681234</text:p>
          </table:table-cell>
        </table:table-row>
        <table:table-row table:style-name="ro1">
          <table:table-cell office:value-type="string" calcext:value-type="string">
            <text:p>4 cores (4 ranks / 1 threads)</text:p>
          </table:table-cell>
          <table:table-cell office:value-type="string" calcext:value-type="string">
            <text:p>-</text:p>
          </table:table-cell>
          <table:table-cell office:value-type="float" office:value="0.341479" calcext:value-type="float">
            <text:p>0.341479</text:p>
          </table:table-cell>
          <table:table-cell office:value-type="float" office:value="0.354762" calcext:value-type="float">
            <text:p>0.354762</text:p>
          </table:table-cell>
          <table:table-cell office:value-type="float" office:value="0.433089" calcext:value-type="float">
            <text:p>0.433089</text:p>
          </table:table-cell>
          <table:table-cell office:value-type="float" office:value="0.453635" calcext:value-type="float">
            <text:p>0.453635</text:p>
          </table:table-cell>
          <table:table-cell office:value-type="float" office:value="0.582963" calcext:value-type="float">
            <text:p>0.582963</text:p>
          </table:table-cell>
          <table:table-cell office:value-type="float" office:value="0.556963" calcext:value-type="float">
            <text:p>0.556963</text:p>
          </table:table-cell>
          <table:table-cell office:value-type="float" office:value="1.029778" calcext:value-type="float">
            <text:p>1.029778</text:p>
          </table:table-cell>
          <table:table-cell office:value-type="float" office:value="1.0236" calcext:value-type="float">
            <text:p>1.0236</text:p>
          </table:table-cell>
          <table:table-cell office:value-type="float" office:value="1.919706" calcext:value-type="float">
            <text:p>1.919706</text:p>
          </table:table-cell>
          <table:table-cell office:value-type="float" office:value="1.944005" calcext:value-type="float">
            <text:p>1.944005</text:p>
          </table:table-cell>
        </table:table-row>
        <table:table-row table:style-name="ro1">
          <table:table-cell office:value-type="string" calcext:value-type="string">
            <text:p>8 cores (8 ranks / 1 threads)</text:p>
          </table:table-cell>
          <table:table-cell office:value-type="string" calcext:value-type="string">
            <text:p>-</text:p>
          </table:table-cell>
          <table:table-cell office:value-type="float" office:value="0.218472" calcext:value-type="float">
            <text:p>0.218472</text:p>
          </table:table-cell>
          <table:table-cell office:value-type="float" office:value="0.218718" calcext:value-type="float">
            <text:p>0.218718</text:p>
          </table:table-cell>
          <table:table-cell office:value-type="float" office:value="0.269554" calcext:value-type="float">
            <text:p>0.269554</text:p>
          </table:table-cell>
          <table:table-cell office:value-type="float" office:value="0.265999" calcext:value-type="float">
            <text:p>0.265999</text:p>
          </table:table-cell>
          <table:table-cell office:value-type="float" office:value="0.350541" calcext:value-type="float">
            <text:p>0.350541</text:p>
          </table:table-cell>
          <table:table-cell office:value-type="float" office:value="0.347679" calcext:value-type="float">
            <text:p>0.347679</text:p>
          </table:table-cell>
          <table:table-cell office:value-type="float" office:value="0.605408" calcext:value-type="float">
            <text:p>0.605408</text:p>
          </table:table-cell>
          <table:table-cell office:value-type="float" office:value="0.592782" calcext:value-type="float">
            <text:p>0.592782</text:p>
          </table:table-cell>
          <table:table-cell office:value-type="float" office:value="1.108533" calcext:value-type="float">
            <text:p>1.108533</text:p>
          </table:table-cell>
          <table:table-cell office:value-type="float" office:value="1.110995" calcext:value-type="float">
            <text:p>1.110995</text:p>
          </table:table-cell>
        </table:table-row>
        <table:table-row table:style-name="ro1">
          <table:table-cell office:value-type="string" calcext:value-type="string">
            <text:p>14 cores (14 ranks / 1 threads)</text:p>
          </table:table-cell>
          <table:table-cell office:value-type="string" calcext:value-type="string">
            <text:p>-</text:p>
          </table:table-cell>
          <table:table-cell office:value-type="float" office:value="0.154852" calcext:value-type="float">
            <text:p>0.154852</text:p>
          </table:table-cell>
          <table:table-cell office:value-type="float" office:value="0.151857" calcext:value-type="float">
            <text:p>0.151857</text:p>
          </table:table-cell>
          <table:table-cell office:value-type="float" office:value="0.196374" calcext:value-type="float">
            <text:p>0.196374</text:p>
          </table:table-cell>
          <table:table-cell office:value-type="float" office:value="0.190628" calcext:value-type="float">
            <text:p>0.190628</text:p>
          </table:table-cell>
          <table:table-cell office:value-type="float" office:value="0.233035" calcext:value-type="float">
            <text:p>0.233035</text:p>
          </table:table-cell>
          <table:table-cell office:value-type="float" office:value="0.233173" calcext:value-type="float">
            <text:p>0.233173</text:p>
          </table:table-cell>
          <table:table-cell office:value-type="float" office:value="0.419781" calcext:value-type="float">
            <text:p>0.419781</text:p>
          </table:table-cell>
          <table:table-cell office:value-type="float" office:value="0.403709" calcext:value-type="float">
            <text:p>0.403709</text:p>
          </table:table-cell>
          <table:table-cell office:value-type="float" office:value="0.738085" calcext:value-type="float">
            <text:p>0.738085</text:p>
          </table:table-cell>
          <table:table-cell office:value-type="float" office:value="0.724036" calcext:value-type="float">
            <text:p>0.724036</text:p>
          </table:table-cell>
        </table:table-row>
        <table:table-row table:style-name="ro1">
          <table:table-cell office:value-type="string" calcext:value-type="string">
            <text:p>28 cores (28 ranks / 1 threads)</text:p>
          </table:table-cell>
          <table:table-cell office:value-type="string" calcext:value-type="string">
            <text:p>-</text:p>
          </table:table-cell>
          <table:table-cell office:value-type="float" office:value="0.133851" calcext:value-type="float">
            <text:p>0.133851</text:p>
          </table:table-cell>
          <table:table-cell office:value-type="float" office:value="0.133269" calcext:value-type="float">
            <text:p>0.133269</text:p>
          </table:table-cell>
          <table:table-cell office:value-type="float" office:value="0.164408" calcext:value-type="float">
            <text:p>0.164408</text:p>
          </table:table-cell>
          <table:table-cell office:value-type="float" office:value="0.159837" calcext:value-type="float">
            <text:p>0.159837</text:p>
          </table:table-cell>
          <table:table-cell office:value-type="float" office:value="0.19368" calcext:value-type="float">
            <text:p>0.19368</text:p>
          </table:table-cell>
          <table:table-cell office:value-type="float" office:value="0.193017" calcext:value-type="float">
            <text:p>0.193017</text:p>
          </table:table-cell>
          <table:table-cell office:value-type="float" office:value="0.328167" calcext:value-type="float">
            <text:p>0.328167</text:p>
          </table:table-cell>
          <table:table-cell office:value-type="float" office:value="0.324657" calcext:value-type="float">
            <text:p>0.324657</text:p>
          </table:table-cell>
          <table:table-cell office:value-type="float" office:value="0.565303" calcext:value-type="float">
            <text:p>0.565303</text:p>
          </table:table-cell>
          <table:table-cell office:value-type="float" office:value="0.580228" calcext:value-type="float">
            <text:p>0.580228</text:p>
          </table:table-cell>
        </table:table-row>
        <table:table-row table:style-name="ro1">
          <table:table-cell office:value-type="string" calcext:value-type="string">
            <text:p>56 cores (56 ranks / 1 threads)</text:p>
          </table:table-cell>
          <table:table-cell office:value-type="string" calcext:value-type="string">
            <text:p>-</text:p>
          </table:table-cell>
          <table:table-cell office:value-type="float" office:value="0.113851" calcext:value-type="float">
            <text:p>0.113851</text:p>
          </table:table-cell>
          <table:table-cell office:value-type="float" office:value="0.114332" calcext:value-type="float">
            <text:p>0.114332</text:p>
          </table:table-cell>
          <table:table-cell office:value-type="float" office:value="0.109474" calcext:value-type="float">
            <text:p>0.109474</text:p>
          </table:table-cell>
          <table:table-cell office:value-type="float" office:value="0.110355" calcext:value-type="float">
            <text:p>0.110355</text:p>
          </table:table-cell>
          <table:table-cell office:value-type="float" office:value="0.143592" calcext:value-type="float">
            <text:p>0.143592</text:p>
          </table:table-cell>
          <table:table-cell office:value-type="float" office:value="0.140368" calcext:value-type="float">
            <text:p>0.140368</text:p>
          </table:table-cell>
          <table:table-cell office:value-type="float" office:value="0.202534" calcext:value-type="float">
            <text:p>0.202534</text:p>
          </table:table-cell>
          <table:table-cell office:value-type="float" office:value="0.20026" calcext:value-type="float">
            <text:p>0.20026</text:p>
          </table:table-cell>
          <table:table-cell office:value-type="float" office:value="0.339427" calcext:value-type="float">
            <text:p>0.339427</text:p>
          </table:table-cell>
          <table:table-cell office:value-type="float" office:value="0.343085" calcext:value-type="float">
            <text:p>0.343085</text:p>
          </table:table-cell>
        </table:table-row>
        <table:table-row table:style-name="ro1">
          <table:table-cell office:value-type="string" calcext:value-type="string">
            <text:p>112 cores (112 ranks / 1 threads)</text:p>
          </table:table-cell>
          <table:table-cell office:value-type="string" calcext:value-type="string">
            <text:p>-</text:p>
          </table:table-cell>
          <table:table-cell office:value-type="float" office:value="0.085872" calcext:value-type="float">
            <text:p>0.085872</text:p>
          </table:table-cell>
          <table:table-cell office:value-type="float" office:value="0.095764" calcext:value-type="float">
            <text:p>0.095764</text:p>
          </table:table-cell>
          <table:table-cell office:value-type="float" office:value="0.087074" calcext:value-type="float">
            <text:p>0.087074</text:p>
          </table:table-cell>
          <table:table-cell office:value-type="float" office:value="0.08854" calcext:value-type="float">
            <text:p>0.08854</text:p>
          </table:table-cell>
          <table:table-cell office:value-type="float" office:value="0.117128" calcext:value-type="float">
            <text:p>0.117128</text:p>
          </table:table-cell>
          <table:table-cell office:value-type="float" office:value="0.138545" calcext:value-type="float">
            <text:p>0.138545</text:p>
          </table:table-cell>
          <table:table-cell office:value-type="float" office:value="0.14894" calcext:value-type="float">
            <text:p>0.14894</text:p>
          </table:table-cell>
          <table:table-cell office:value-type="float" office:value="0.157465" calcext:value-type="float">
            <text:p>0.157465</text:p>
          </table:table-cell>
          <table:table-cell office:value-type="float" office:value="0.205865" calcext:value-type="float">
            <text:p>0.205865</text:p>
          </table:table-cell>
          <table:table-cell office:value-type="float" office:value="0.207381" calcext:value-type="float">
            <text:p>0.207381</text:p>
          </table:table-cell>
        </table:table-row>
        <table:table-row table:style-name="ro1">
          <table:table-cell office:value-type="string" calcext:value-type="string">
            <text:p>224 cores (224 ranks / 1 threads)</text:p>
          </table:table-cell>
          <table:table-cell office:value-type="string" calcext:value-type="string">
            <text:p>-</text:p>
          </table:table-cell>
          <table:table-cell office:value-type="float" office:value="0.093009" calcext:value-type="float">
            <text:p>0.093009</text:p>
          </table:table-cell>
          <table:table-cell office:value-type="float" office:value="0.091525" calcext:value-type="float">
            <text:p>0.091525</text:p>
          </table:table-cell>
          <table:table-cell office:value-type="float" office:value="0.092782" calcext:value-type="float">
            <text:p>0.092782</text:p>
          </table:table-cell>
          <table:table-cell office:value-type="float" office:value="0.095316" calcext:value-type="float">
            <text:p>0.095316</text:p>
          </table:table-cell>
          <table:table-cell office:value-type="float" office:value="0.093754" calcext:value-type="float">
            <text:p>0.093754</text:p>
          </table:table-cell>
          <table:table-cell office:value-type="float" office:value="0.12845" calcext:value-type="float">
            <text:p>0.12845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23738" calcext:value-type="float">
            <text:p>0.123738</text:p>
          </table:table-cell>
          <table:table-cell office:value-type="float" office:value="0.155953" calcext:value-type="float">
            <text:p>0.155953</text:p>
          </table:table-cell>
          <table:table-cell office:value-type="float" office:value="0.170457" calcext:value-type="float">
            <text:p>0.170457</text:p>
          </table:table-cell>
        </table:table-row>
        <table:table-row table:style-name="ro1">
          <table:table-cell office:value-type="string" calcext:value-type="string">
            <text:p>896 cores (896 ranks / 1 threads)</text:p>
          </table:table-cell>
          <table:table-cell office:value-type="string" calcext:value-type="string">
            <text:p>-</text:p>
          </table:table-cell>
          <table:table-cell office:value-type="float" office:value="0.116949" calcext:value-type="float">
            <text:p>0.116949</text:p>
          </table:table-cell>
          <table:table-cell office:value-type="float" office:value="0.234456" calcext:value-type="float">
            <text:p>0.234456</text:p>
          </table:table-cell>
          <table:table-cell office:value-type="float" office:value="0.105096" calcext:value-type="float">
            <text:p>0.105096</text:p>
          </table:table-cell>
          <table:table-cell office:value-type="float" office:value="0.111312" calcext:value-type="float">
            <text:p>0.111312</text:p>
          </table:table-cell>
          <table:table-cell office:value-type="float" office:value="0.101813" calcext:value-type="float">
            <text:p>0.101813</text:p>
          </table:table-cell>
          <table:table-cell office:value-type="float" office:value="0.126354" calcext:value-type="float">
            <text:p>0.126354</text:p>
          </table:table-cell>
          <table:table-cell office:value-type="float" office:value="0.140962" calcext:value-type="float">
            <text:p>0.140962</text:p>
          </table:table-cell>
          <table:table-cell office:value-type="float" office:value="0.112537" calcext:value-type="float">
            <text:p>0.112537</text:p>
          </table:table-cell>
          <table:table-cell office:value-type="float" office:value="0.143239" calcext:value-type="float">
            <text:p>0.143239</text:p>
          </table:table-cell>
          <table:table-cell office:value-type="float" office:value="0.109084" calcext:value-type="float">
            <text:p>0.109084</text:p>
          </table:table-cell>
        </table:table-row>
        <table:table-row table:style-name="ro1">
          <table:table-cell office:value-type="string" calcext:value-type="string">
            <text:p>3584 cores (3584 ranks / 1 threads)</text:p>
          </table:table-cell>
          <table:table-cell office:value-type="string" calcext:value-type="string">
            <text:p>-</text:p>
          </table:table-cell>
          <table:table-cell office:value-type="float" office:value="0.480361" calcext:value-type="float">
            <text:p>0.480361</text:p>
          </table:table-cell>
          <table:table-cell office:value-type="float" office:value="0.468623" calcext:value-type="float">
            <text:p>0.468623</text:p>
          </table:table-cell>
          <table:table-cell office:value-type="float" office:value="0.419517" calcext:value-type="float">
            <text:p>0.419517</text:p>
          </table:table-cell>
          <table:table-cell office:value-type="float" office:value="0.467056" calcext:value-type="float">
            <text:p>0.467056</text:p>
          </table:table-cell>
          <table:table-cell office:value-type="float" office:value="0.427113" calcext:value-type="float">
            <text:p>0.427113</text:p>
          </table:table-cell>
          <table:table-cell office:value-type="float" office:value="0.498717" calcext:value-type="float">
            <text:p>0.498717</text:p>
          </table:table-cell>
          <table:table-cell office:value-type="float" office:value="0.439586" calcext:value-type="float">
            <text:p>0.439586</text:p>
          </table:table-cell>
          <table:table-cell office:value-type="float" office:value="0.536858" calcext:value-type="float">
            <text:p>0.536858</text:p>
          </table:table-cell>
          <table:table-cell office:value-type="float" office:value="0.404057" calcext:value-type="float">
            <text:p>0.404057</text:p>
          </table:table-cell>
          <table:table-cell office:value-type="float" office:value="0.498028" calcext:value-type="float">
            <text:p>0.498028</text:p>
          </table:table-cell>
        </table:table-row>
        <table:table-row table:style-name="ro1">
          <table:table-cell office:value-type="string" calcext:value-type="string">
            <text:p>2 cores (1 ranks / 2 threads)</text:p>
          </table:table-cell>
          <table:table-cell office:value-type="float" office:value="126.131199" calcext:value-type="float">
            <text:p>126.131199</text:p>
          </table:table-cell>
          <table:table-cell office:value-type="float" office:value="0.675444" calcext:value-type="float">
            <text:p>0.675444</text:p>
          </table:table-cell>
          <table:table-cell office:value-type="float" office:value="0.614915" calcext:value-type="float">
            <text:p>0.614915</text:p>
          </table:table-cell>
          <table:table-cell office:value-type="float" office:value="0.913062" calcext:value-type="float">
            <text:p>0.913062</text:p>
          </table:table-cell>
          <table:table-cell office:value-type="float" office:value="0.823164" calcext:value-type="float">
            <text:p>0.823164</text:p>
          </table:table-cell>
          <table:table-cell office:value-type="float" office:value="1.194456" calcext:value-type="float">
            <text:p>1.194456</text:p>
          </table:table-cell>
          <table:table-cell office:value-type="float" office:value="1.090483" calcext:value-type="float">
            <text:p>1.090483</text:p>
          </table:table-cell>
          <table:table-cell office:value-type="float" office:value="2.249736" calcext:value-type="float">
            <text:p>2.249736</text:p>
          </table:table-cell>
          <table:table-cell office:value-type="float" office:value="2.05151" calcext:value-type="float">
            <text:p>2.05151</text:p>
          </table:table-cell>
          <table:table-cell office:value-type="float" office:value="4.358879" calcext:value-type="float">
            <text:p>4.358879</text:p>
          </table:table-cell>
          <table:table-cell office:value-type="float" office:value="3.965022" calcext:value-type="float">
            <text:p>3.965022</text:p>
          </table:table-cell>
        </table:table-row>
        <table:table-row table:style-name="ro1">
          <table:table-cell office:value-type="string" calcext:value-type="string">
            <text:p>4 cores (2 ranks / 2 threads)</text:p>
          </table:table-cell>
          <table:table-cell office:value-type="string" calcext:value-type="string">
            <text:p>-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0.340224" calcext:value-type="float">
            <text:p>0.340224</text:p>
          </table:table-cell>
          <table:table-cell office:value-type="float" office:value="0.409946" calcext:value-type="float">
            <text:p>0.409946</text:p>
          </table:table-cell>
          <table:table-cell office:value-type="float" office:value="0.457462" calcext:value-type="float">
            <text:p>0.457462</text:p>
          </table:table-cell>
          <table:table-cell office:value-type="float" office:value="0.528077" calcext:value-type="float">
            <text:p>0.528077</text:p>
          </table:table-cell>
          <table:table-cell office:value-type="float" office:value="0.60109" calcext:value-type="float">
            <text:p>0.60109</text:p>
          </table:table-cell>
          <table:table-cell office:value-type="float" office:value="0.975273" calcext:value-type="float">
            <text:p>0.975273</text:p>
          </table:table-cell>
          <table:table-cell office:value-type="float" office:value="1.084417" calcext:value-type="float">
            <text:p>1.084417</text:p>
          </table:table-cell>
          <table:table-cell office:value-type="float" office:value="1.810433" calcext:value-type="float">
            <text:p>1.810433</text:p>
          </table:table-cell>
          <table:table-cell office:value-type="float" office:value="2.047342" calcext:value-type="float">
            <text:p>2.047342</text:p>
          </table:table-cell>
        </table:table-row>
        <table:table-row table:style-name="ro1">
          <table:table-cell office:value-type="string" calcext:value-type="string">
            <text:p>8 cores (4 ranks / 2 threads)</text:p>
          </table:table-cell>
          <table:table-cell office:value-type="string" calcext:value-type="string">
            <text:p>-</text:p>
          </table:table-cell>
          <table:table-cell office:value-type="float" office:value="0.191054" calcext:value-type="float">
            <text:p>0.191054</text:p>
          </table:table-cell>
          <table:table-cell office:value-type="float" office:value="0.229102" calcext:value-type="float">
            <text:p>0.229102</text:p>
          </table:table-cell>
          <table:table-cell office:value-type="float" office:value="0.250561" calcext:value-type="float">
            <text:p>0.250561</text:p>
          </table:table-cell>
          <table:table-cell office:value-type="float" office:value="0.276329" calcext:value-type="float">
            <text:p>0.276329</text:p>
          </table:table-cell>
          <table:table-cell office:value-type="float" office:value="0.305505" calcext:value-type="float">
            <text:p>0.305505</text:p>
          </table:table-cell>
          <table:table-cell office:value-type="float" office:value="0.380597" calcext:value-type="float">
            <text:p>0.380597</text:p>
          </table:table-cell>
          <table:table-cell office:value-type="float" office:value="0.549917" calcext:value-type="float">
            <text:p>0.549917</text:p>
          </table:table-cell>
          <table:table-cell office:value-type="float" office:value="0.632181" calcext:value-type="float">
            <text:p>0.632181</text:p>
          </table:table-cell>
          <table:table-cell office:value-type="float" office:value="1.016708" calcext:value-type="float">
            <text:p>1.016708</text:p>
          </table:table-cell>
          <table:table-cell office:value-type="float" office:value="1.167634" calcext:value-type="float">
            <text:p>1.167634</text:p>
          </table:table-cell>
        </table:table-row>
        <table:table-row table:style-name="ro1">
          <table:table-cell office:value-type="string" calcext:value-type="string">
            <text:p>16 cores (8 ranks / 2 threads)</text:p>
          </table:table-cell>
          <table:table-cell office:value-type="string" calcext:value-type="string">
            <text:p>-</text:p>
          </table:table-cell>
          <table:table-cell office:value-type="float" office:value="0.143196" calcext:value-type="float">
            <text:p>0.143196</text:p>
          </table:table-cell>
          <table:table-cell office:value-type="float" office:value="0.161154" calcext:value-type="float">
            <text:p>0.161154</text:p>
          </table:table-cell>
          <table:table-cell office:value-type="float" office:value="0.169046" calcext:value-type="float">
            <text:p>0.169046</text:p>
          </table:table-cell>
          <table:table-cell office:value-type="float" office:value="0.202914" calcext:value-type="float">
            <text:p>0.202914</text:p>
          </table:table-cell>
          <table:table-cell office:value-type="float" office:value="0.215875" calcext:value-type="float">
            <text:p>0.215875</text:p>
          </table:table-cell>
          <table:table-cell office:value-type="float" office:value="0.23951" calcext:value-type="float">
            <text:p>0.23951</text:p>
          </table:table-cell>
          <table:table-cell office:value-type="float" office:value="0.374475" calcext:value-type="float">
            <text:p>0.374475</text:p>
          </table:table-cell>
          <table:table-cell office:value-type="float" office:value="0.415452" calcext:value-type="float">
            <text:p>0.415452</text:p>
          </table:table-cell>
          <table:table-cell office:value-type="float" office:value="0.655567" calcext:value-type="float">
            <text:p>0.655567</text:p>
          </table:table-cell>
          <table:table-cell office:value-type="float" office:value="0.734678" calcext:value-type="float">
            <text:p>0.734678</text:p>
          </table:table-cell>
        </table:table-row>
        <table:table-row table:style-name="ro1">
          <table:table-cell office:value-type="string" calcext:value-type="string">
            <text:p>28 cores (14 ranks / 2 threads)</text:p>
          </table:table-cell>
          <table:table-cell office:value-type="string" calcext:value-type="string">
            <text:p>-</text:p>
          </table:table-cell>
          <table:table-cell office:value-type="float" office:value="0.098733" calcext:value-type="float">
            <text:p>0.098733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0.159198" calcext:value-type="float">
            <text:p>0.159198</text:p>
          </table:table-cell>
          <table:table-cell office:value-type="float" office:value="0.133574" calcext:value-type="float">
            <text:p>0.133574</text:p>
          </table:table-cell>
          <table:table-cell office:value-type="float" office:value="0.188994" calcext:value-type="float">
            <text:p>0.188994</text:p>
          </table:table-cell>
          <table:table-cell office:value-type="float" office:value="0.248199" calcext:value-type="float">
            <text:p>0.248199</text:p>
          </table:table-cell>
          <table:table-cell office:value-type="float" office:value="0.337998" calcext:value-type="float">
            <text:p>0.337998</text:p>
          </table:table-cell>
          <table:table-cell office:value-type="float" office:value="0.418462" calcext:value-type="float">
            <text:p>0.418462</text:p>
          </table:table-cell>
          <table:table-cell office:value-type="float" office:value="0.589542" calcext:value-type="float">
            <text:p>0.589542</text:p>
          </table:table-cell>
        </table:table-row>
        <table:table-row table:style-name="ro1">
          <table:table-cell office:value-type="string" calcext:value-type="string">
            <text:p>56 cores (28 ranks / 2 threads)</text:p>
          </table:table-cell>
          <table:table-cell office:value-type="string" calcext:value-type="string">
            <text:p>-</text:p>
          </table:table-cell>
          <table:table-cell office:value-type="float" office:value="0.078745" calcext:value-type="float">
            <text:p>0.078745</text:p>
          </table:table-cell>
          <table:table-cell office:value-type="float" office:value="0.113656" calcext:value-type="float">
            <text:p>0.113656</text:p>
          </table:table-cell>
          <table:table-cell office:value-type="float" office:value="0.082099" calcext:value-type="float">
            <text:p>0.082099</text:p>
          </table:table-cell>
          <table:table-cell office:value-type="float" office:value="0.115028" calcext:value-type="float">
            <text:p>0.115028</text:p>
          </table:table-cell>
          <table:table-cell office:value-type="float" office:value="0.089379" calcext:value-type="float">
            <text:p>0.089379</text:p>
          </table:table-cell>
          <table:table-cell office:value-type="float" office:value="0.145395" calcext:value-type="float">
            <text:p>0.145395</text:p>
          </table:table-cell>
          <table:table-cell office:value-type="float" office:value="0.144429" calcext:value-type="float">
            <text:p>0.144429</text:p>
          </table:table-cell>
          <table:table-cell office:value-type="float" office:value="0.206047" calcext:value-type="float">
            <text:p>0.206047</text:p>
          </table:table-cell>
          <table:table-cell office:value-type="float" office:value="0.23595" calcext:value-type="float">
            <text:p>0.23595</text:p>
          </table:table-cell>
          <table:table-cell office:value-type="float" office:value="0.350508" calcext:value-type="float">
            <text:p>0.350508</text:p>
          </table:table-cell>
        </table:table-row>
        <table:table-row table:style-name="ro1">
          <table:table-cell office:value-type="string" calcext:value-type="string">
            <text:p>112 cores (56 ranks / 2 threads)</text:p>
          </table:table-cell>
          <table:table-cell office:value-type="string" calcext:value-type="string">
            <text:p>-</text:p>
          </table:table-cell>
          <table:table-cell office:value-type="float" office:value="0.063515" calcext:value-type="float">
            <text:p>0.063515</text:p>
          </table:table-cell>
          <table:table-cell office:value-type="float" office:value="0.08865" calcext:value-type="float">
            <text:p>0.08865</text:p>
          </table:table-cell>
          <table:table-cell office:value-type="float" office:value="0.059339" calcext:value-type="float">
            <text:p>0.059339</text:p>
          </table:table-cell>
          <table:table-cell office:value-type="float" office:value="0.090294" calcext:value-type="float">
            <text:p>0.090294</text:p>
          </table:table-cell>
          <table:table-cell office:value-type="float" office:value="0.080238" calcext:value-type="float">
            <text:p>0.080238</text:p>
          </table:table-cell>
          <table:table-cell office:value-type="float" office:value="0.120005" calcext:value-type="float">
            <text:p>0.120005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168393" calcext:value-type="float">
            <text:p>0.168393</text:p>
          </table:table-cell>
          <table:table-cell office:value-type="float" office:value="0.146274" calcext:value-type="float">
            <text:p>0.146274</text:p>
          </table:table-cell>
          <table:table-cell office:value-type="float" office:value="0.211991" calcext:value-type="float">
            <text:p>0.211991</text:p>
          </table:table-cell>
        </table:table-row>
        <table:table-row table:style-name="ro1">
          <table:table-cell office:value-type="string" calcext:value-type="string">
            <text:p>224 cores (112 ranks / 2 threads)</text:p>
          </table:table-cell>
          <table:table-cell office:value-type="string" calcext:value-type="string">
            <text:p>-</text:p>
          </table:table-cell>
          <table:table-cell office:value-type="float" office:value="0.082067" calcext:value-type="float">
            <text:p>0.082067</text:p>
          </table:table-cell>
          <table:table-cell office:value-type="float" office:value="0.111319" calcext:value-type="float">
            <text:p>0.111319</text:p>
          </table:table-cell>
          <table:table-cell office:value-type="float" office:value="0.061422" calcext:value-type="float">
            <text:p>0.061422</text:p>
          </table:table-cell>
          <table:table-cell office:value-type="float" office:value="0.113328" calcext:value-type="float">
            <text:p>0.113328</text:p>
          </table:table-cell>
          <table:table-cell office:value-type="float" office:value="0.062606" calcext:value-type="float">
            <text:p>0.062606</text:p>
          </table:table-cell>
          <table:table-cell office:value-type="float" office:value="0.103086" calcext:value-type="float">
            <text:p>0.103086</text:p>
          </table:table-cell>
          <table:table-cell office:value-type="float" office:value="0.094945" calcext:value-type="float">
            <text:p>0.094945</text:p>
          </table:table-cell>
          <table:table-cell office:value-type="float" office:value="0.120656" calcext:value-type="float">
            <text:p>0.120656</text:p>
          </table:table-cell>
          <table:table-cell office:value-type="float" office:value="0.142957" calcext:value-type="float">
            <text:p>0.142957</text:p>
          </table:table-cell>
          <table:table-cell office:value-type="float" office:value="0.192834" calcext:value-type="float">
            <text:p>0.192834</text:p>
          </table:table-cell>
        </table:table-row>
        <table:table-row table:style-name="ro1">
          <table:table-cell office:value-type="string" calcext:value-type="string">
            <text:p>448 cores (224 ranks / 2 threads)</text:p>
          </table:table-cell>
          <table:table-cell office:value-type="string" calcext:value-type="string">
            <text:p>-</text:p>
          </table:table-cell>
          <table:table-cell office:value-type="float" office:value="0.066128" calcext:value-type="float">
            <text:p>0.066128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77398" calcext:value-type="float">
            <text:p>0.077398</text:p>
          </table:table-cell>
          <table:table-cell office:value-type="float" office:value="0.126757" calcext:value-type="float">
            <text:p>0.126757</text:p>
          </table:table-cell>
          <table:table-cell office:value-type="float" office:value="0.084903" calcext:value-type="float">
            <text:p>0.084903</text:p>
          </table:table-cell>
          <table:table-cell office:value-type="float" office:value="0.128067" calcext:value-type="float">
            <text:p>0.128067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143295" calcext:value-type="float">
            <text:p>0.143295</text:p>
          </table:table-cell>
          <table:table-cell office:value-type="float" office:value="0.097959" calcext:value-type="float">
            <text:p>0.097959</text:p>
          </table:table-cell>
          <table:table-cell office:value-type="float" office:value="0.142867" calcext:value-type="float">
            <text:p>0.142867</text:p>
          </table:table-cell>
        </table:table-row>
        <table:table-row table:style-name="ro1">
          <table:table-cell office:value-type="string" calcext:value-type="string">
            <text:p>1792 cores (896 ranks / 2 threads)</text:p>
          </table:table-cell>
          <table:table-cell office:value-type="string" calcext:value-type="string">
            <text:p>-</text:p>
          </table:table-cell>
          <table:table-cell office:value-type="float" office:value="0.099258" calcext:value-type="float">
            <text:p>0.099258</text:p>
          </table:table-cell>
          <table:table-cell office:value-type="float" office:value="0.192819" calcext:value-type="float">
            <text:p>0.192819</text:p>
          </table:table-cell>
          <table:table-cell office:value-type="float" office:value="0.154283" calcext:value-type="float">
            <text:p>0.154283</text:p>
          </table:table-cell>
          <table:table-cell office:value-type="float" office:value="0.160939" calcext:value-type="float">
            <text:p>0.160939</text:p>
          </table:table-cell>
          <table:table-cell office:value-type="float" office:value="0.097901" calcext:value-type="float">
            <text:p>0.097901</text:p>
          </table:table-cell>
          <table:table-cell office:value-type="float" office:value="0.143292" calcext:value-type="float">
            <text:p>0.143292</text:p>
          </table:table-cell>
          <table:table-cell office:value-type="float" office:value="0.111167" calcext:value-type="float">
            <text:p>0.111167</text:p>
          </table:table-cell>
          <table:table-cell office:value-type="float" office:value="0.173589" calcext:value-type="float">
            <text:p>0.173589</text:p>
          </table:table-cell>
          <table:table-cell office:value-type="float" office:value="0.098908" calcext:value-type="float">
            <text:p>0.098908</text:p>
          </table:table-cell>
          <table:table-cell office:value-type="float" office:value="0.214634" calcext:value-type="float">
            <text:p>0.214634</text:p>
          </table:table-cell>
        </table:table-row>
        <table:table-row table:style-name="ro1">
          <table:table-cell office:value-type="string" calcext:value-type="string">
            <text:p>4 cores (1 ranks / 4 threads)</text:p>
          </table:table-cell>
          <table:table-cell office:value-type="float" office:value="72.210576" calcext:value-type="float">
            <text:p>72.210576</text:p>
          </table:table-cell>
          <table:table-cell office:value-type="float" office:value="0.434677" calcext:value-type="float">
            <text:p>0.434677</text:p>
          </table:table-cell>
          <table:table-cell office:value-type="float" office:value="0.342957" calcext:value-type="float">
            <text:p>0.342957</text:p>
          </table:table-cell>
          <table:table-cell office:value-type="float" office:value="0.546521" calcext:value-type="float">
            <text:p>0.546521</text:p>
          </table:table-cell>
          <table:table-cell office:value-type="float" office:value="0.455645" calcext:value-type="float">
            <text:p>0.455645</text:p>
          </table:table-cell>
          <table:table-cell office:value-type="float" office:value="0.732573" calcext:value-type="float">
            <text:p>0.732573</text:p>
          </table:table-cell>
          <table:table-cell office:value-type="float" office:value="0.614772" calcext:value-type="float">
            <text:p>0.614772</text:p>
          </table:table-cell>
          <table:table-cell office:value-type="float" office:value="1.301678" calcext:value-type="float">
            <text:p>1.301678</text:p>
          </table:table-cell>
          <table:table-cell office:value-type="float" office:value="1.104566" calcext:value-type="float">
            <text:p>1.104566</text:p>
          </table:table-cell>
          <table:table-cell office:value-type="float" office:value="2.525294" calcext:value-type="float">
            <text:p>2.525294</text:p>
          </table:table-cell>
          <table:table-cell office:value-type="float" office:value="2.016846" calcext:value-type="float">
            <text:p>2.016846</text:p>
          </table:table-cell>
        </table:table-row>
        <table:table-row table:style-name="ro1">
          <table:table-cell office:value-type="string" calcext:value-type="string">
            <text:p>8 cores (2 ranks / 4 threads)</text:p>
          </table:table-cell>
          <table:table-cell office:value-type="string" calcext:value-type="string">
            <text:p>-</text:p>
          </table:table-cell>
          <table:table-cell office:value-type="float" office:value="0.187761" calcext:value-type="float">
            <text:p>0.187761</text:p>
          </table:table-cell>
          <table:table-cell office:value-type="float" office:value="0.242771" calcext:value-type="float">
            <text:p>0.242771</text:p>
          </table:table-cell>
          <table:table-cell office:value-type="float" office:value="0.250408" calcext:value-type="float">
            <text:p>0.250408</text:p>
          </table:table-cell>
          <table:table-cell office:value-type="float" office:value="0.29233" calcext:value-type="float">
            <text:p>0.29233</text:p>
          </table:table-cell>
          <table:table-cell office:value-type="float" office:value="0.324581" calcext:value-type="float">
            <text:p>0.324581</text:p>
          </table:table-cell>
          <table:table-cell office:value-type="float" office:value="0.355419" calcext:value-type="float">
            <text:p>0.355419</text:p>
          </table:table-cell>
          <table:table-cell office:value-type="float" office:value="0.560067" calcext:value-type="float">
            <text:p>0.560067</text:p>
          </table:table-cell>
          <table:table-cell office:value-type="float" office:value="0.674742" calcext:value-type="float">
            <text:p>0.674742</text:p>
          </table:table-cell>
          <table:table-cell office:value-type="float" office:value="1.049107" calcext:value-type="float">
            <text:p>1.049107</text:p>
          </table:table-cell>
          <table:table-cell office:value-type="float" office:value="1.253774" calcext:value-type="float">
            <text:p>1.253774</text:p>
          </table:table-cell>
        </table:table-row>
        <table:table-row table:style-name="ro1">
          <table:table-cell office:value-type="string" calcext:value-type="string">
            <text:p>16 cores (4 ranks / 4 threads)</text:p>
          </table:table-cell>
          <table:table-cell office:value-type="string" calcext:value-type="string">
            <text:p>-</text:p>
          </table:table-cell>
          <table:table-cell office:value-type="float" office:value="0.113138" calcext:value-type="float">
            <text:p>0.113138</text:p>
          </table:table-cell>
          <table:table-cell office:value-type="float" office:value="0.149029" calcext:value-type="float">
            <text:p>0.149029</text:p>
          </table:table-cell>
          <table:table-cell office:value-type="float" office:value="0.141573" calcext:value-type="float">
            <text:p>0.141573</text:p>
          </table:table-cell>
          <table:table-cell office:value-type="float" office:value="0.192175" calcext:value-type="float">
            <text:p>0.192175</text:p>
          </table:table-cell>
          <table:table-cell office:value-type="float" office:value="0.184307" calcext:value-type="float">
            <text:p>0.184307</text:p>
          </table:table-cell>
          <table:table-cell office:value-type="float" office:value="0.208942" calcext:value-type="float">
            <text:p>0.208942</text:p>
          </table:table-cell>
          <table:table-cell office:value-type="float" office:value="0.309613" calcext:value-type="float">
            <text:p>0.309613</text:p>
          </table:table-cell>
          <table:table-cell office:value-type="float" office:value="0.389463" calcext:value-type="float">
            <text:p>0.389463</text:p>
          </table:table-cell>
          <table:table-cell office:value-type="float" office:value="0.566624" calcext:value-type="float">
            <text:p>0.566624</text:p>
          </table:table-cell>
          <table:table-cell office:value-type="float" office:value="0.685557" calcext:value-type="float">
            <text:p>0.685557</text:p>
          </table:table-cell>
        </table:table-row>
        <table:table-row table:style-name="ro1">
          <table:table-cell office:value-type="string" calcext:value-type="string">
            <text:p>32 cores (8 ranks / 4 threads)</text:p>
          </table:table-cell>
          <table:table-cell office:value-type="string" calcext:value-type="string">
            <text:p>-</text:p>
          </table:table-cell>
          <table:table-cell office:value-type="float" office:value="0.072575" calcext:value-type="float">
            <text:p>0.072575</text:p>
          </table:table-cell>
          <table:table-cell office:value-type="float" office:value="0.116778" calcext:value-type="float">
            <text:p>0.116778</text:p>
          </table:table-cell>
          <table:table-cell office:value-type="float" office:value="0.089221" calcext:value-type="float">
            <text:p>0.089221</text:p>
          </table:table-cell>
          <table:table-cell office:value-type="float" office:value="0.141905" calcext:value-type="float">
            <text:p>0.141905</text:p>
          </table:table-cell>
          <table:table-cell office:value-type="float" office:value="0.127819" calcext:value-type="float">
            <text:p>0.127819</text:p>
          </table:table-cell>
          <table:table-cell office:value-type="float" office:value="0.133092" calcext:value-type="float">
            <text:p>0.133092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32411" calcext:value-type="float">
            <text:p>0.232411</text:p>
          </table:table-cell>
          <table:table-cell office:value-type="float" office:value="0.313491" calcext:value-type="float">
            <text:p>0.313491</text:p>
          </table:table-cell>
          <table:table-cell office:value-type="float" office:value="0.399342" calcext:value-type="float">
            <text:p>0.399342</text:p>
          </table:table-cell>
        </table:table-row>
        <table:table-row table:style-name="ro1">
          <table:table-cell office:value-type="string" calcext:value-type="string">
            <text:p>56 cores (14 ranks / 4 threads)</text:p>
          </table:table-cell>
          <table:table-cell office:value-type="string" calcext:value-type="string">
            <text:p>-</text:p>
          </table:table-cell>
          <table:table-cell office:value-type="float" office:value="0.082416" calcext:value-type="float">
            <text:p>0.082416</text:p>
          </table:table-cell>
          <table:table-cell office:value-type="float" office:value="0.118022" calcext:value-type="float">
            <text:p>0.118022</text:p>
          </table:table-cell>
          <table:table-cell office:value-type="float" office:value="0.101144" calcext:value-type="float">
            <text:p>0.101144</text:p>
          </table:table-cell>
          <table:table-cell office:value-type="float" office:value="0.124548" calcext:value-type="float">
            <text:p>0.124548</text:p>
          </table:table-cell>
          <table:table-cell office:value-type="float" office:value="0.114185" calcext:value-type="float">
            <text:p>0.114185</text:p>
          </table:table-cell>
          <table:table-cell office:value-type="float" office:value="0.154338" calcext:value-type="float">
            <text:p>0.154338</text:p>
          </table:table-cell>
          <table:table-cell office:value-type="float" office:value="0.189078" calcext:value-type="float">
            <text:p>0.189078</text:p>
          </table:table-cell>
          <table:table-cell office:value-type="float" office:value="0.204225" calcext:value-type="float">
            <text:p>0.204225</text:p>
          </table:table-cell>
          <table:table-cell office:value-type="float" office:value="0.267995" calcext:value-type="float">
            <text:p>0.267995</text:p>
          </table:table-cell>
          <table:table-cell office:value-type="float" office:value="0.363945" calcext:value-type="float">
            <text:p>0.363945</text:p>
          </table:table-cell>
        </table:table-row>
        <table:table-row table:style-name="ro1">
          <table:table-cell office:value-type="string" calcext:value-type="string">
            <text:p>112 cores (28 ranks / 4 threads)</text:p>
          </table:table-cell>
          <table:table-cell office:value-type="string" calcext:value-type="string">
            <text:p>-</text:p>
          </table:table-cell>
          <table:table-cell office:value-type="float" office:value="0.06674" calcext:value-type="float">
            <text:p>0.06674</text:p>
          </table:table-cell>
          <table:table-cell office:value-type="float" office:value="0.106583" calcext:value-type="float">
            <text:p>0.106583</text:p>
          </table:table-cell>
          <table:table-cell office:value-type="float" office:value="0.070049" calcext:value-type="float">
            <text:p>0.070049</text:p>
          </table:table-cell>
          <table:table-cell office:value-type="float" office:value="0.111812" calcext:value-type="float">
            <text:p>0.111812</text:p>
          </table:table-cell>
          <table:table-cell office:value-type="float" office:value="0.073952" calcext:value-type="float">
            <text:p>0.073952</text:p>
          </table:table-cell>
          <table:table-cell office:value-type="float" office:value="0.134663" calcext:value-type="float">
            <text:p>0.134663</text:p>
          </table:table-cell>
          <table:table-cell office:value-type="float" office:value="0.115462" calcext:value-type="float">
            <text:p>0.115462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178297" calcext:value-type="float">
            <text:p>0.178297</text:p>
          </table:table-cell>
          <table:table-cell office:value-type="float" office:value="0.21645" calcext:value-type="float">
            <text:p>0.21645</text:p>
          </table:table-cell>
        </table:table-row>
        <table:table-row table:style-name="ro1">
          <table:table-cell office:value-type="string" calcext:value-type="string">
            <text:p>224 cores (56 ranks / 4 threads)</text:p>
          </table:table-cell>
          <table:table-cell office:value-type="string" calcext:value-type="string">
            <text:p>-</text:p>
          </table:table-cell>
          <table:table-cell office:value-type="float" office:value="0.066929" calcext:value-type="float">
            <text:p>0.066929</text:p>
          </table:table-cell>
          <table:table-cell office:value-type="float" office:value="0.107532" calcext:value-type="float">
            <text:p>0.107532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0.112359" calcext:value-type="float">
            <text:p>0.112359</text:p>
          </table:table-cell>
          <table:table-cell office:value-type="float" office:value="0.071921" calcext:value-type="float">
            <text:p>0.071921</text:p>
          </table:table-cell>
          <table:table-cell office:value-type="float" office:value="0.126637" calcext:value-type="float">
            <text:p>0.126637</text:p>
          </table:table-cell>
          <table:table-cell office:value-type="float" office:value="0.104788" calcext:value-type="float">
            <text:p>0.104788</text:p>
          </table:table-cell>
          <table:table-cell office:value-type="float" office:value="0.159548" calcext:value-type="float">
            <text:p>0.159548</text:p>
          </table:table-cell>
          <table:table-cell office:value-type="float" office:value="0.119606" calcext:value-type="float">
            <text:p>0.119606</text:p>
          </table:table-cell>
          <table:table-cell office:value-type="float" office:value="0.177992" calcext:value-type="float">
            <text:p>0.177992</text:p>
          </table:table-cell>
        </table:table-row>
        <table:table-row table:style-name="ro1">
          <table:table-cell office:value-type="string" calcext:value-type="string">
            <text:p>448 cores (112 ranks / 4 threads)</text:p>
          </table:table-cell>
          <table:table-cell office:value-type="string" calcext:value-type="string">
            <text:p>-</text:p>
          </table:table-cell>
          <table:table-cell office:value-type="float" office:value="0.082855" calcext:value-type="float">
            <text:p>0.082855</text:p>
          </table:table-cell>
          <table:table-cell office:value-type="float" office:value="0.147277" calcext:value-type="float">
            <text:p>0.147277</text:p>
          </table:table-cell>
          <table:table-cell office:value-type="float" office:value="0.09952" calcext:value-type="float">
            <text:p>0.09952</text:p>
          </table:table-cell>
          <table:table-cell office:value-type="float" office:value="0.167367" calcext:value-type="float">
            <text:p>0.167367</text:p>
          </table:table-cell>
          <table:table-cell office:value-type="float" office:value="0.073449" calcext:value-type="float">
            <text:p>0.073449</text:p>
          </table:table-cell>
          <table:table-cell office:value-type="float" office:value="0.130285" calcext:value-type="float">
            <text:p>0.130285</text:p>
          </table:table-cell>
          <table:table-cell office:value-type="float" office:value="0.107399" calcext:value-type="float">
            <text:p>0.107399</text:p>
          </table:table-cell>
          <table:table-cell office:value-type="float" office:value="0.142758" calcext:value-type="float">
            <text:p>0.142758</text:p>
          </table:table-cell>
          <table:table-cell office:value-type="float" office:value="0.123538" calcext:value-type="float">
            <text:p>0.123538</text:p>
          </table:table-cell>
          <table:table-cell office:value-type="float" office:value="0.175056" calcext:value-type="float">
            <text:p>0.175056</text:p>
          </table:table-cell>
        </table:table-row>
        <table:table-row table:style-name="ro1">
          <table:table-cell office:value-type="string" calcext:value-type="string">
            <text:p>896 cores (224 ranks / 4 threads)</text:p>
          </table:table-cell>
          <table:table-cell office:value-type="string" calcext:value-type="string">
            <text:p>-</text:p>
          </table:table-cell>
          <table:table-cell office:value-type="float" office:value="0.094628" calcext:value-type="float">
            <text:p>0.094628</text:p>
          </table:table-cell>
          <table:table-cell office:value-type="float" office:value="0.171473" calcext:value-type="float">
            <text:p>0.171473</text:p>
          </table:table-cell>
          <table:table-cell office:value-type="float" office:value="0.09425" calcext:value-type="float">
            <text:p>0.09425</text:p>
          </table:table-cell>
          <table:table-cell office:value-type="float" office:value="0.144753" calcext:value-type="float">
            <text:p>0.144753</text:p>
          </table:table-cell>
          <table:table-cell office:value-type="float" office:value="0.100419" calcext:value-type="float">
            <text:p>0.100419</text:p>
          </table:table-cell>
          <table:table-cell office:value-type="float" office:value="0.159782" calcext:value-type="float">
            <text:p>0.159782</text:p>
          </table:table-cell>
          <table:table-cell office:value-type="float" office:value="0.088592" calcext:value-type="float">
            <text:p>0.088592</text:p>
          </table:table-cell>
          <table:table-cell office:value-type="float" office:value="0.183499" calcext:value-type="float">
            <text:p>0.183499</text:p>
          </table:table-cell>
          <table:table-cell office:value-type="float" office:value="0.151227" calcext:value-type="float">
            <text:p>0.151227</text:p>
          </table:table-cell>
          <table:table-cell office:value-type="float" office:value="0.170629" calcext:value-type="float">
            <text:p>0.170629</text:p>
          </table:table-cell>
        </table:table-row>
        <table:table-row table:style-name="ro1">
          <table:table-cell office:value-type="string" calcext:value-type="string">
            <text:p>3584 cores (896 ranks / 4 threads)</text:p>
          </table:table-cell>
          <table:table-cell office:value-type="string" calcext:value-type="string">
            <text:p>-</text:p>
          </table:table-cell>
          <table:table-cell office:value-type="float" office:value="0.20349" calcext:value-type="float">
            <text:p>0.20349</text:p>
          </table:table-cell>
          <table:table-cell office:value-type="float" office:value="0.282763" calcext:value-type="float">
            <text:p>0.282763</text:p>
          </table:table-cell>
          <table:table-cell office:value-type="float" office:value="0.232055" calcext:value-type="float">
            <text:p>0.232055</text:p>
          </table:table-cell>
          <table:table-cell office:value-type="float" office:value="0.300311" calcext:value-type="float">
            <text:p>0.300311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0.745386" calcext:value-type="float">
            <text:p>0.745386</text:p>
          </table:table-cell>
          <table:table-cell office:value-type="float" office:value="0.227242" calcext:value-type="float">
            <text:p>0.227242</text:p>
          </table:table-cell>
          <table:table-cell office:value-type="float" office:value="0.32338" calcext:value-type="float">
            <text:p>0.32338</text:p>
          </table:table-cell>
          <table:table-cell office:value-type="float" office:value="0.213984" calcext:value-type="float">
            <text:p>0.213984</text:p>
          </table:table-cell>
          <table:table-cell office:value-type="float" office:value="0.345235" calcext:value-type="float">
            <text:p>0.345235</text:p>
          </table:table-cell>
        </table:table-row>
        <table:table-row table:style-name="ro1">
          <table:table-cell office:value-type="string" calcext:value-type="string">
            <text:p>8 cores (1 ranks / 8 threads)</text:p>
          </table:table-cell>
          <table:table-cell office:value-type="float" office:value="52.442074" calcext:value-type="float">
            <text:p>52.442074</text:p>
          </table:table-cell>
          <table:table-cell office:value-type="float" office:value="0.317083" calcext:value-type="float">
            <text:p>0.317083</text:p>
          </table:table-cell>
          <table:table-cell office:value-type="float" office:value="0.259279" calcext:value-type="float">
            <text:p>0.259279</text:p>
          </table:table-cell>
          <table:table-cell office:value-type="float" office:value="0.400135" calcext:value-type="float">
            <text:p>0.400135</text:p>
          </table:table-cell>
          <table:table-cell office:value-type="float" office:value="0.316452" calcext:value-type="float">
            <text:p>0.316452</text:p>
          </table:table-cell>
          <table:table-cell office:value-type="float" office:value="0.519427" calcext:value-type="float">
            <text:p>0.519427</text:p>
          </table:table-cell>
          <table:table-cell office:value-type="float" office:value="0.409988" calcext:value-type="float">
            <text:p>0.409988</text:p>
          </table:table-cell>
          <table:table-cell office:value-type="float" office:value="0.961887" calcext:value-type="float">
            <text:p>0.961887</text:p>
          </table:table-cell>
          <table:table-cell office:value-type="float" office:value="0.736527" calcext:value-type="float">
            <text:p>0.736527</text:p>
          </table:table-cell>
          <table:table-cell office:value-type="float" office:value="1.830916" calcext:value-type="float">
            <text:p>1.830916</text:p>
          </table:table-cell>
          <table:table-cell office:value-type="float" office:value="1.364862" calcext:value-type="float">
            <text:p>1.364862</text:p>
          </table:table-cell>
        </table:table-row>
        <table:table-row table:style-name="ro1">
          <table:table-cell office:value-type="string" calcext:value-type="string">
            <text:p>16 cores (2 ranks / 8 threads)</text:p>
          </table:table-cell>
          <table:table-cell office:value-type="string" calcext:value-type="string">
            <text:p>-</text:p>
          </table:table-cell>
          <table:table-cell office:value-type="float" office:value="0.142196" calcext:value-type="float">
            <text:p>0.142196</text:p>
          </table:table-cell>
          <table:table-cell office:value-type="float" office:value="0.188309" calcext:value-type="float">
            <text:p>0.188309</text:p>
          </table:table-cell>
          <table:table-cell office:value-type="float" office:value="0.177904" calcext:value-type="float">
            <text:p>0.177904</text:p>
          </table:table-cell>
          <table:table-cell office:value-type="float" office:value="0.239639" calcext:value-type="float">
            <text:p>0.239639</text:p>
          </table:table-cell>
          <table:table-cell office:value-type="float" office:value="0.226853" calcext:value-type="float">
            <text:p>0.226853</text:p>
          </table:table-cell>
          <table:table-cell office:value-type="float" office:value="0.307133" calcext:value-type="float">
            <text:p>0.307133</text:p>
          </table:table-cell>
          <table:table-cell office:value-type="float" office:value="0.400239" calcext:value-type="float">
            <text:p>0.400239</text:p>
          </table:table-cell>
          <table:table-cell office:value-type="float" office:value="0.49995" calcext:value-type="float">
            <text:p>0.49995</text:p>
          </table:table-cell>
          <table:table-cell office:value-type="float" office:value="0.762757" calcext:value-type="float">
            <text:p>0.762757</text:p>
          </table:table-cell>
          <table:table-cell office:value-type="float" office:value="0.918351" calcext:value-type="float">
            <text:p>0.918351</text:p>
          </table:table-cell>
        </table:table-row>
        <table:table-row table:style-name="ro1">
          <table:table-cell office:value-type="string" calcext:value-type="string">
            <text:p>32 cores (4 ranks / 8 threads)</text:p>
          </table:table-cell>
          <table:table-cell office:value-type="string" calcext:value-type="string">
            <text:p>-</text:p>
          </table:table-cell>
          <table:table-cell office:value-type="float" office:value="0.090066" calcext:value-type="float">
            <text:p>0.090066</text:p>
          </table:table-cell>
          <table:table-cell office:value-type="float" office:value="0.148463" calcext:value-type="float">
            <text:p>0.148463</text:p>
          </table:table-cell>
          <table:table-cell office:value-type="float" office:value="0.114891" calcext:value-type="float">
            <text:p>0.114891</text:p>
          </table:table-cell>
          <table:table-cell office:value-type="float" office:value="0.172909" calcext:value-type="float">
            <text:p>0.172909</text:p>
          </table:table-cell>
          <table:table-cell office:value-type="float" office:value="0.141615" calcext:value-type="float">
            <text:p>0.141615</text:p>
          </table:table-cell>
          <table:table-cell office:value-type="float" office:value="0.20662" calcext:value-type="float">
            <text:p>0.20662</text:p>
          </table:table-cell>
          <table:table-cell office:value-type="float" office:value="0.228253" calcext:value-type="float">
            <text:p>0.228253</text:p>
          </table:table-cell>
          <table:table-cell office:value-type="float" office:value="0.300411" calcext:value-type="float">
            <text:p>0.300411</text:p>
          </table:table-cell>
          <table:table-cell office:value-type="float" office:value="0.405633" calcext:value-type="float">
            <text:p>0.405633</text:p>
          </table:table-cell>
          <table:table-cell office:value-type="float" office:value="0.511988" calcext:value-type="float">
            <text:p>0.511988</text:p>
          </table:table-cell>
        </table:table-row>
        <table:table-row table:style-name="ro1">
          <table:table-cell office:value-type="string" calcext:value-type="string">
            <text:p>64 cores (8 ranks / 8 threads)</text:p>
          </table:table-cell>
          <table:table-cell office:value-type="string" calcext:value-type="string">
            <text:p>-</text:p>
          </table:table-cell>
          <table:table-cell office:value-type="float" office:value="0.080655" calcext:value-type="float">
            <text:p>0.080655</text:p>
          </table:table-cell>
          <table:table-cell office:value-type="float" office:value="0.150661" calcext:value-type="float">
            <text:p>0.150661</text:p>
          </table:table-cell>
          <table:table-cell office:value-type="float" office:value="0.095421" calcext:value-type="float">
            <text:p>0.095421</text:p>
          </table:table-cell>
          <table:table-cell office:value-type="float" office:value="0.13251" calcext:value-type="float">
            <text:p>0.13251</text:p>
          </table:table-cell>
          <table:table-cell office:value-type="float" office:value="0.112725" calcext:value-type="float">
            <text:p>0.112725</text:p>
          </table:table-cell>
          <table:table-cell office:value-type="float" office:value="0.158993" calcext:value-type="float">
            <text:p>0.158993</text:p>
          </table:table-cell>
          <table:table-cell office:value-type="float" office:value="0.172662" calcext:value-type="float">
            <text:p>0.172662</text:p>
          </table:table-cell>
          <table:table-cell office:value-type="float" office:value="0.219576" calcext:value-type="float">
            <text:p>0.219576</text:p>
          </table:table-cell>
          <table:table-cell office:value-type="float" office:value="0.292258" calcext:value-type="float">
            <text:p>0.292258</text:p>
          </table:table-cell>
          <table:table-cell office:value-type="float" office:value="0.335873" calcext:value-type="float">
            <text:p>0.335873</text:p>
          </table:table-cell>
        </table:table-row>
        <table:table-row table:style-name="ro1">
          <table:table-cell office:value-type="string" calcext:value-type="string">
            <text:p>112 cores (14 ranks / 8 threads)</text:p>
          </table:table-cell>
          <table:table-cell office:value-type="string" calcext:value-type="string">
            <text:p>-</text:p>
          </table:table-cell>
          <table:table-cell office:value-type="float" office:value="0.074126" calcext:value-type="float">
            <text:p>0.074126</text:p>
          </table:table-cell>
          <table:table-cell office:value-type="float" office:value="0.105543" calcext:value-type="float">
            <text:p>0.105543</text:p>
          </table:table-cell>
          <table:table-cell office:value-type="float" office:value="0.077988" calcext:value-type="float">
            <text:p>0.077988</text:p>
          </table:table-cell>
          <table:table-cell office:value-type="float" office:value="0.103418" calcext:value-type="float">
            <text:p>0.103418</text:p>
          </table:table-cell>
          <table:table-cell office:value-type="float" office:value="0.09327" calcext:value-type="float">
            <text:p>0.09327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31085" calcext:value-type="float">
            <text:p>0.131085</text:p>
          </table:table-cell>
          <table:table-cell office:value-type="float" office:value="0.163337" calcext:value-type="float">
            <text:p>0.163337</text:p>
          </table:table-cell>
          <table:table-cell office:value-type="float" office:value="0.200801" calcext:value-type="float">
            <text:p>0.200801</text:p>
          </table:table-cell>
          <table:table-cell office:value-type="float" office:value="0.216776" calcext:value-type="float">
            <text:p>0.216776</text:p>
          </table:table-cell>
        </table:table-row>
        <table:table-row table:style-name="ro1">
          <table:table-cell office:value-type="string" calcext:value-type="string">
            <text:p>224 cores (28 ranks / 8 threads)</text:p>
          </table:table-cell>
          <table:table-cell office:value-type="string" calcext:value-type="string">
            <text:p>-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126583" calcext:value-type="float">
            <text:p>0.126583</text:p>
          </table:table-cell>
          <table:table-cell office:value-type="float" office:value="0.063666" calcext:value-type="float">
            <text:p>0.063666</text:p>
          </table:table-cell>
          <table:table-cell office:value-type="float" office:value="0.13461" calcext:value-type="float">
            <text:p>0.13461</text:p>
          </table:table-cell>
          <table:table-cell office:value-type="float" office:value="0.074912" calcext:value-type="float">
            <text:p>0.074912</text:p>
          </table:table-cell>
          <table:table-cell office:value-type="float" office:value="0.120264" calcext:value-type="float">
            <text:p>0.120264</text:p>
          </table:table-cell>
          <table:table-cell office:value-type="float" office:value="0.094375" calcext:value-type="float">
            <text:p>0.094375</text:p>
          </table:table-cell>
          <table:table-cell office:value-type="float" office:value="0.143091" calcext:value-type="float">
            <text:p>0.143091</text:p>
          </table:table-cell>
          <table:table-cell office:value-type="float" office:value="0.157159" calcext:value-type="float">
            <text:p>0.157159</text:p>
          </table:table-cell>
          <table:table-cell office:value-type="float" office:value="0.170183" calcext:value-type="float">
            <text:p>0.170183</text:p>
          </table:table-cell>
        </table:table-row>
        <table:table-row table:style-name="ro1">
          <table:table-cell office:value-type="string" calcext:value-type="string">
            <text:p>448 cores (56 ranks / 8 threads)</text:p>
          </table:table-cell>
          <table:table-cell office:value-type="string" calcext:value-type="string">
            <text:p>-</text:p>
          </table:table-cell>
          <table:table-cell office:value-type="float" office:value="0.064785" calcext:value-type="float">
            <text:p>0.064785</text:p>
          </table:table-cell>
          <table:table-cell office:value-type="float" office:value="0.127328" calcext:value-type="float">
            <text:p>0.127328</text:p>
          </table:table-cell>
          <table:table-cell office:value-type="float" office:value="0.069516" calcext:value-type="float">
            <text:p>0.069516</text:p>
          </table:table-cell>
          <table:table-cell office:value-type="float" office:value="0.123737" calcext:value-type="float">
            <text:p>0.123737</text:p>
          </table:table-cell>
          <table:table-cell office:value-type="float" office:value="0.073765" calcext:value-type="float">
            <text:p>0.073765</text:p>
          </table:table-cell>
          <table:table-cell office:value-type="float" office:value="0.108864" calcext:value-type="float">
            <text:p>0.108864</text:p>
          </table:table-cell>
          <table:table-cell office:value-type="float" office:value="0.084486" calcext:value-type="float">
            <text:p>0.084486</text:p>
          </table:table-cell>
          <table:table-cell office:value-type="float" office:value="0.129427" calcext:value-type="float">
            <text:p>0.129427</text:p>
          </table:table-cell>
          <table:table-cell office:value-type="float" office:value="0.104279" calcext:value-type="float">
            <text:p>0.104279</text:p>
          </table:table-cell>
          <table:table-cell office:value-type="float" office:value="0.157497" calcext:value-type="float">
            <text:p>0.157497</text:p>
          </table:table-cell>
        </table:table-row>
        <table:table-row table:style-name="ro1">
          <table:table-cell office:value-type="string" calcext:value-type="string">
            <text:p>896 cores (112 ranks / 8 threads)</text:p>
          </table:table-cell>
          <table:table-cell office:value-type="string" calcext:value-type="string">
            <text:p>-</text:p>
          </table:table-cell>
          <table:table-cell office:value-type="float" office:value="0.077734" calcext:value-type="float">
            <text:p>0.077734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0.079195" calcext:value-type="float">
            <text:p>0.079195</text:p>
          </table:table-cell>
          <table:table-cell office:value-type="float" office:value="0.147787" calcext:value-type="float">
            <text:p>0.147787</text:p>
          </table:table-cell>
          <table:table-cell office:value-type="float" office:value="0.07244" calcext:value-type="float">
            <text:p>0.07244</text:p>
          </table:table-cell>
          <table:table-cell office:value-type="float" office:value="0.134229" calcext:value-type="float">
            <text:p>0.134229</text:p>
          </table:table-cell>
          <table:table-cell office:value-type="float" office:value="0.075075" calcext:value-type="float">
            <text:p>0.075075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0.102811" calcext:value-type="float">
            <text:p>0.102811</text:p>
          </table:table-cell>
          <table:table-cell office:value-type="float" office:value="0.132933" calcext:value-type="float">
            <text:p>0.132933</text:p>
          </table:table-cell>
        </table:table-row>
        <table:table-row table:style-name="ro1">
          <table:table-cell office:value-type="string" calcext:value-type="string">
            <text:p>1792 cores (224 ranks / 8 threads)</text:p>
          </table:table-cell>
          <table:table-cell office:value-type="string" calcext:value-type="string">
            <text:p>-</text:p>
          </table:table-cell>
          <table:table-cell office:value-type="float" office:value="0.108697" calcext:value-type="float">
            <text:p>0.108697</text:p>
          </table:table-cell>
          <table:table-cell office:value-type="float" office:value="0.161215" calcext:value-type="float">
            <text:p>0.161215</text:p>
          </table:table-cell>
          <table:table-cell office:value-type="float" office:value="0.088504" calcext:value-type="float">
            <text:p>0.088504</text:p>
          </table:table-cell>
          <table:table-cell office:value-type="float" office:value="0.159937" calcext:value-type="float">
            <text:p>0.159937</text:p>
          </table:table-cell>
          <table:table-cell office:value-type="float" office:value="0.108998" calcext:value-type="float">
            <text:p>0.108998</text:p>
          </table:table-cell>
          <table:table-cell office:value-type="float" office:value="0.149614" calcext:value-type="float">
            <text:p>0.149614</text:p>
          </table:table-cell>
          <table:table-cell office:value-type="float" office:value="0.117616" calcext:value-type="float">
            <text:p>0.117616</text:p>
          </table:table-cell>
          <table:table-cell office:value-type="float" office:value="0.155181" calcext:value-type="float">
            <text:p>0.155181</text:p>
          </table:table-cell>
          <table:table-cell office:value-type="float" office:value="0.066572" calcext:value-type="float">
            <text:p>0.066572</text:p>
          </table:table-cell>
          <table:table-cell office:value-type="float" office:value="0.165667" calcext:value-type="float">
            <text:p>0.165667</text:p>
          </table:table-cell>
        </table:table-row>
        <table:table-row table:style-name="ro1">
          <table:table-cell office:value-type="string" calcext:value-type="string">
            <text:p>14 cores (1 ranks / 14 threads)</text:p>
          </table:table-cell>
          <table:table-cell office:value-type="float" office:value="47.523482" calcext:value-type="float">
            <text:p>47.523482</text:p>
          </table:table-cell>
          <table:table-cell office:value-type="float" office:value="0.266647" calcext:value-type="float">
            <text:p>0.266647</text:p>
          </table:table-cell>
          <table:table-cell office:value-type="float" office:value="0.25615" calcext:value-type="float">
            <text:p>0.25615</text:p>
          </table:table-cell>
          <table:table-cell office:value-type="float" office:value="0.38401" calcext:value-type="float">
            <text:p>0.38401</text:p>
          </table:table-cell>
          <table:table-cell office:value-type="float" office:value="0.320154" calcext:value-type="float">
            <text:p>0.320154</text:p>
          </table:table-cell>
          <table:table-cell office:value-type="float" office:value="0.502683" calcext:value-type="float">
            <text:p>0.502683</text:p>
          </table:table-cell>
          <table:table-cell office:value-type="float" office:value="0.415908" calcext:value-type="float">
            <text:p>0.415908</text:p>
          </table:table-cell>
          <table:table-cell office:value-type="float" office:value="0.932471" calcext:value-type="float">
            <text:p>0.932471</text:p>
          </table:table-cell>
          <table:table-cell office:value-type="float" office:value="0.594776" calcext:value-type="float">
            <text:p>0.594776</text:p>
          </table:table-cell>
          <table:table-cell office:value-type="float" office:value="1.805959" calcext:value-type="float">
            <text:p>1.805959</text:p>
          </table:table-cell>
          <table:table-cell office:value-type="float" office:value="1.34467" calcext:value-type="float">
            <text:p>1.34467</text:p>
          </table:table-cell>
        </table:table-row>
        <table:table-row table:style-name="ro1">
          <table:table-cell office:value-type="string" calcext:value-type="string">
            <text:p>28 cores (2 ranks / 14 threads)</text:p>
          </table:table-cell>
          <table:table-cell office:value-type="string" calcext:value-type="string">
            <text:p>-</text:p>
          </table:table-cell>
          <table:table-cell office:value-type="float" office:value="0.137057" calcext:value-type="float">
            <text:p>0.137057</text:p>
          </table:table-cell>
          <table:table-cell office:value-type="float" office:value="0.183192" calcext:value-type="float">
            <text:p>0.183192</text:p>
          </table:table-cell>
          <table:table-cell office:value-type="float" office:value="0.172521" calcext:value-type="float">
            <text:p>0.172521</text:p>
          </table:table-cell>
          <table:table-cell office:value-type="float" office:value="0.218604" calcext:value-type="float">
            <text:p>0.218604</text:p>
          </table:table-cell>
          <table:table-cell office:value-type="float" office:value="0.225337" calcext:value-type="float">
            <text:p>0.225337</text:p>
          </table:table-cell>
          <table:table-cell office:value-type="float" office:value="0.25429" calcext:value-type="float">
            <text:p>0.25429</text:p>
          </table:table-cell>
          <table:table-cell office:value-type="float" office:value="0.379921" calcext:value-type="float">
            <text:p>0.379921</text:p>
          </table:table-cell>
          <table:table-cell office:value-type="float" office:value="0.425595" calcext:value-type="float">
            <text:p>0.425595</text:p>
          </table:table-cell>
          <table:table-cell office:value-type="float" office:value="0.731015" calcext:value-type="float">
            <text:p>0.731015</text:p>
          </table:table-cell>
          <table:table-cell office:value-type="float" office:value="0.721299" calcext:value-type="float">
            <text:p>0.721299</text:p>
          </table:table-cell>
        </table:table-row>
        <table:table-row table:style-name="ro1">
          <table:table-cell office:value-type="string" calcext:value-type="string">
            <text:p>56 cores (4 ranks / 14 threads)</text:p>
          </table:table-cell>
          <table:table-cell office:value-type="string" calcext:value-type="string">
            <text:p>-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79637" calcext:value-type="float">
            <text:p>0.179637</text:p>
          </table:table-cell>
          <table:table-cell office:value-type="float" office:value="0.105447" calcext:value-type="float">
            <text:p>0.105447</text:p>
          </table:table-cell>
          <table:table-cell office:value-type="float" office:value="0.161911" calcext:value-type="float">
            <text:p>0.161911</text:p>
          </table:table-cell>
          <table:table-cell office:value-type="float" office:value="0.131351" calcext:value-type="float">
            <text:p>0.131351</text:p>
          </table:table-cell>
          <table:table-cell office:value-type="float" office:value="0.223409" calcext:value-type="float">
            <text:p>0.223409</text:p>
          </table:table-cell>
          <table:table-cell office:value-type="float" office:value="0.223734" calcext:value-type="float">
            <text:p>0.223734</text:p>
          </table:table-cell>
          <table:table-cell office:value-type="float" office:value="0.263218" calcext:value-type="float">
            <text:p>0.263218</text:p>
          </table:table-cell>
          <table:table-cell office:value-type="float" office:value="0.392173" calcext:value-type="float">
            <text:p>0.392173</text:p>
          </table:table-cell>
          <table:table-cell office:value-type="float" office:value="0.45035" calcext:value-type="float">
            <text:p>0.45035</text:p>
          </table:table-cell>
        </table:table-row>
        <table:table-row table:style-name="ro1">
          <table:table-cell office:value-type="string" calcext:value-type="string">
            <text:p>112 cores (8 ranks / 14 threads)</text:p>
          </table:table-cell>
          <table:table-cell office:value-type="string" calcext:value-type="string">
            <text:p>-</text:p>
          </table:table-cell>
          <table:table-cell office:value-type="float" office:value="0.059343" calcext:value-type="float">
            <text:p>0.059343</text:p>
          </table:table-cell>
          <table:table-cell office:value-type="float" office:value="0.142832" calcext:value-type="float">
            <text:p>0.142832</text:p>
          </table:table-cell>
          <table:table-cell office:value-type="float" office:value="0.069851" calcext:value-type="float">
            <text:p>0.069851</text:p>
          </table:table-cell>
          <table:table-cell office:value-type="float" office:value="0.13673" calcext:value-type="float">
            <text:p>0.13673</text:p>
          </table:table-cell>
          <table:table-cell office:value-type="float" office:value="0.094277" calcext:value-type="float">
            <text:p>0.094277</text:p>
          </table:table-cell>
          <table:table-cell office:value-type="float" office:value="0.166249" calcext:value-type="float">
            <text:p>0.166249</text:p>
          </table:table-cell>
          <table:table-cell office:value-type="float" office:value="0.150177" calcext:value-type="float">
            <text:p>0.150177</text:p>
          </table:table-cell>
          <table:table-cell office:value-type="float" office:value="0.20318" calcext:value-type="float">
            <text:p>0.20318</text:p>
          </table:table-cell>
          <table:table-cell office:value-type="float" office:value="0.218012" calcext:value-type="float">
            <text:p>0.218012</text:p>
          </table:table-cell>
          <table:table-cell office:value-type="float" office:value="0.293425" calcext:value-type="float">
            <text:p>0.293425</text:p>
          </table:table-cell>
        </table:table-row>
        <table:table-row table:style-name="ro1">
          <table:table-cell office:value-type="string" calcext:value-type="string">
            <text:p>196 cores (14 ranks / 14 threads)</text:p>
          </table:table-cell>
          <table:table-cell office:value-type="string" calcext:value-type="string">
            <text:p>-</text:p>
          </table:table-cell>
          <table:table-cell office:value-type="float" office:value="0.052321" calcext:value-type="float">
            <text:p>0.052321</text:p>
          </table:table-cell>
          <table:table-cell office:value-type="float" office:value="0.187439" calcext:value-type="float">
            <text:p>0.187439</text:p>
          </table:table-cell>
          <table:table-cell office:value-type="float" office:value="0.069182" calcext:value-type="float">
            <text:p>0.069182</text:p>
          </table:table-cell>
          <table:table-cell office:value-type="float" office:value="0.139027" calcext:value-type="float">
            <text:p>0.139027</text:p>
          </table:table-cell>
          <table:table-cell office:value-type="float" office:value="0.079562" calcext:value-type="float">
            <text:p>0.079562</text:p>
          </table:table-cell>
          <table:table-cell office:value-type="float" office:value="0.170824" calcext:value-type="float">
            <text:p>0.170824</text:p>
          </table:table-cell>
          <table:table-cell office:value-type="float" office:value="0.096958" calcext:value-type="float">
            <text:p>0.096958</text:p>
          </table:table-cell>
          <table:table-cell office:value-type="float" office:value="0.179629" calcext:value-type="float">
            <text:p>0.179629</text:p>
          </table:table-cell>
          <table:table-cell office:value-type="float" office:value="0.154167" calcext:value-type="float">
            <text:p>0.154167</text:p>
          </table:table-cell>
          <table:table-cell office:value-type="float" office:value="0.21889" calcext:value-type="float">
            <text:p>0.21889</text:p>
          </table:table-cell>
        </table:table-row>
        <table:table-row table:style-name="ro1">
          <table:table-cell office:value-type="string" calcext:value-type="string">
            <text:p>392 cores (28 ranks / 14 threads)</text:p>
          </table:table-cell>
          <table:table-cell office:value-type="string" calcext:value-type="string">
            <text:p>-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148168" calcext:value-type="float">
            <text:p>0.148168</text:p>
          </table:table-cell>
          <table:table-cell office:value-type="float" office:value="0.068144" calcext:value-type="float">
            <text:p>0.068144</text:p>
          </table:table-cell>
          <table:table-cell office:value-type="float" office:value="0.171908" calcext:value-type="float">
            <text:p>0.171908</text:p>
          </table:table-cell>
          <table:table-cell office:value-type="float" office:value="0.073412" calcext:value-type="float">
            <text:p>0.073412</text:p>
          </table:table-cell>
          <table:table-cell office:value-type="float" office:value="0.151227" calcext:value-type="float">
            <text:p>0.151227</text:p>
          </table:table-cell>
          <table:table-cell office:value-type="float" office:value="0.081795" calcext:value-type="float">
            <text:p>0.081795</text:p>
          </table:table-cell>
          <table:table-cell office:value-type="float" office:value="0.146303" calcext:value-type="float">
            <text:p>0.146303</text:p>
          </table:table-cell>
          <table:table-cell office:value-type="float" office:value="0.113768" calcext:value-type="float">
            <text:p>0.113768</text:p>
          </table:table-cell>
          <table:table-cell office:value-type="float" office:value="0.205694" calcext:value-type="float">
            <text:p>0.205694</text:p>
          </table:table-cell>
        </table:table-row>
        <table:table-row table:style-name="ro1">
          <table:table-cell office:value-type="string" calcext:value-type="string">
            <text:p>784 cores (56 ranks / 14 threads)</text:p>
          </table:table-cell>
          <table:table-cell office:value-type="string" calcext:value-type="string">
            <text:p>-</text:p>
          </table:table-cell>
          <table:table-cell office:value-type="float" office:value="0.067537" calcext:value-type="float">
            <text:p>0.067537</text:p>
          </table:table-cell>
          <table:table-cell office:value-type="float" office:value="0.160768" calcext:value-type="float">
            <text:p>0.160768</text:p>
          </table:table-cell>
          <table:table-cell office:value-type="float" office:value="0.066036" calcext:value-type="float">
            <text:p>0.066036</text:p>
          </table:table-cell>
          <table:table-cell office:value-type="float" office:value="0.15743" calcext:value-type="float">
            <text:p>0.15743</text:p>
          </table:table-cell>
          <table:table-cell office:value-type="float" office:value="0.084064" calcext:value-type="float">
            <text:p>0.084064</text:p>
          </table:table-cell>
          <table:table-cell office:value-type="float" office:value="0.165923" calcext:value-type="float">
            <text:p>0.165923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159168" calcext:value-type="float">
            <text:p>0.159168</text:p>
          </table:table-cell>
          <table:table-cell office:value-type="float" office:value="0.087239" calcext:value-type="float">
            <text:p>0.087239</text:p>
          </table:table-cell>
          <table:table-cell office:value-type="float" office:value="0.222298" calcext:value-type="float">
            <text:p>0.222298</text:p>
          </table:table-cell>
        </table:table-row>
        <table:table-row table:style-name="ro1">
          <table:table-cell office:value-type="string" calcext:value-type="string">
            <text:p>1568 cores (112 ranks / 14 threads)</text:p>
          </table:table-cell>
          <table:table-cell office:value-type="string" calcext:value-type="string">
            <text:p>-</text:p>
          </table:table-cell>
          <table:table-cell office:value-type="float" office:value="0.075986" calcext:value-type="float">
            <text:p>0.075986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094782" calcext:value-type="float">
            <text:p>0.094782</text:p>
          </table:table-cell>
          <table:table-cell office:value-type="float" office:value="0.176639" calcext:value-type="float">
            <text:p>0.176639</text:p>
          </table:table-cell>
          <table:table-cell office:value-type="float" office:value="0.08063" calcext:value-type="float">
            <text:p>0.08063</text:p>
          </table:table-cell>
          <table:table-cell office:value-type="float" office:value="0.220227" calcext:value-type="float">
            <text:p>0.220227</text:p>
          </table:table-cell>
          <table:table-cell office:value-type="float" office:value="0.111647" calcext:value-type="float">
            <text:p>0.111647</text:p>
          </table:table-cell>
          <table:table-cell office:value-type="float" office:value="0.191607" calcext:value-type="float">
            <text:p>0.191607</text:p>
          </table:table-cell>
          <table:table-cell office:value-type="float" office:value="0.112024" calcext:value-type="float">
            <text:p>0.112024</text:p>
          </table:table-cell>
          <table:table-cell office:value-type="float" office:value="0.194637" calcext:value-type="float">
            <text:p>0.194637</text:p>
          </table:table-cell>
        </table:table-row>
        <table:table-row table:style-name="ro1">
          <table:table-cell office:value-type="string" calcext:value-type="string">
            <text:p>3136 cores (224 ranks / 14 threads)</text:p>
          </table:table-cell>
          <table:table-cell office:value-type="string" calcext:value-type="string">
            <text:p>-</text:p>
          </table:table-cell>
          <table:table-cell office:value-type="float" office:value="0.136393" calcext:value-type="float">
            <text:p>0.136393</text:p>
          </table:table-cell>
          <table:table-cell office:value-type="float" office:value="0.239091" calcext:value-type="float">
            <text:p>0.239091</text:p>
          </table:table-cell>
          <table:table-cell office:value-type="float" office:value="0.135706" calcext:value-type="float">
            <text:p>0.135706</text:p>
          </table:table-cell>
          <table:table-cell office:value-type="float" office:value="0.206661" calcext:value-type="float">
            <text:p>0.206661</text:p>
          </table:table-cell>
          <table:table-cell office:value-type="float" office:value="0.149653" calcext:value-type="float">
            <text:p>0.149653</text:p>
          </table:table-cell>
          <table:table-cell office:value-type="float" office:value="0.205812" calcext:value-type="float">
            <text:p>0.205812</text:p>
          </table:table-cell>
          <table:table-cell office:value-type="float" office:value="0.137685" calcext:value-type="float">
            <text:p>0.137685</text:p>
          </table:table-cell>
          <table:table-cell office:value-type="float" office:value="0.235303" calcext:value-type="float">
            <text:p>0.235303</text:p>
          </table:table-cell>
          <table:table-cell office:value-type="float" office:value="0.147824" calcext:value-type="float">
            <text:p>0.147824</text:p>
          </table:table-cell>
          <table:table-cell office:value-type="float" office:value="0.238791" calcext:value-type="float">
            <text:p>0.238791</text:p>
          </table:table-cell>
        </table:table-row>
        <table:table-row table:style-name="ro1">
          <table:table-cell office:value-type="string" calcext:value-type="string">
            <text:p>28 cores (1 ranks / 28 threads)</text:p>
          </table:table-cell>
          <table:table-cell office:value-type="float" office:value="44.933629" calcext:value-type="float">
            <text:p>44.933629</text:p>
          </table:table-cell>
          <table:table-cell office:value-type="float" office:value="0.287906" calcext:value-type="float">
            <text:p>0.287906</text:p>
          </table:table-cell>
          <table:table-cell office:value-type="float" office:value="0.201317" calcext:value-type="float">
            <text:p>0.201317</text:p>
          </table:table-cell>
          <table:table-cell office:value-type="float" office:value="0.395228" calcext:value-type="float">
            <text:p>0.395228</text:p>
          </table:table-cell>
          <table:table-cell office:value-type="float" office:value="0.240763" calcext:value-type="float">
            <text:p>0.240763</text:p>
          </table:table-cell>
          <table:table-cell office:value-type="float" office:value="0.512417" calcext:value-type="float">
            <text:p>0.512417</text:p>
          </table:table-cell>
          <table:table-cell office:value-type="float" office:value="0.295542" calcext:value-type="float">
            <text:p>0.295542</text:p>
          </table:table-cell>
          <table:table-cell office:value-type="float" office:value="0.959034" calcext:value-type="float">
            <text:p>0.959034</text:p>
          </table:table-cell>
          <table:table-cell office:value-type="float" office:value="0.464168" calcext:value-type="float">
            <text:p>0.464168</text:p>
          </table:table-cell>
          <table:table-cell office:value-type="float" office:value="1.87123" calcext:value-type="float">
            <text:p>1.87123</text:p>
          </table:table-cell>
          <table:table-cell office:value-type="float" office:value="0.831934" calcext:value-type="float">
            <text:p>0.831934</text:p>
          </table:table-cell>
        </table:table-row>
        <table:table-row table:style-name="ro1">
          <table:table-cell office:value-type="string" calcext:value-type="string">
            <text:p>56 cores (2 ranks / 28 threads)</text:p>
          </table:table-cell>
          <table:table-cell office:value-type="string" calcext:value-type="string">
            <text:p>-</text:p>
          </table:table-cell>
          <table:table-cell office:value-type="float" office:value="0.171275" calcext:value-type="float">
            <text:p>0.171275</text:p>
          </table:table-cell>
          <table:table-cell office:value-type="float" office:value="0.188147" calcext:value-type="float">
            <text:p>0.188147</text:p>
          </table:table-cell>
          <table:table-cell office:value-type="float" office:value="0.234162" calcext:value-type="float">
            <text:p>0.234162</text:p>
          </table:table-cell>
          <table:table-cell office:value-type="float" office:value="0.216317" calcext:value-type="float">
            <text:p>0.216317</text:p>
          </table:table-cell>
          <table:table-cell office:value-type="float" office:value="0.31147" calcext:value-type="float">
            <text:p>0.31147</text:p>
          </table:table-cell>
          <table:table-cell office:value-type="float" office:value="0.224061" calcext:value-type="float">
            <text:p>0.224061</text:p>
          </table:table-cell>
          <table:table-cell office:value-type="float" office:value="0.544692" calcext:value-type="float">
            <text:p>0.544692</text:p>
          </table:table-cell>
          <table:table-cell office:value-type="float" office:value="0.793153" calcext:value-type="float">
            <text:p>0.793153</text:p>
          </table:table-cell>
          <table:table-cell office:value-type="float" office:value="0.964971" calcext:value-type="float">
            <text:p>0.964971</text:p>
          </table:table-cell>
          <table:table-cell office:value-type="float" office:value="0.502309" calcext:value-type="float">
            <text:p>0.502309</text:p>
          </table:table-cell>
        </table:table-row>
        <table:table-row table:style-name="ro1">
          <table:table-cell office:value-type="string" calcext:value-type="string">
            <text:p>112 cores (4 ranks / 28 threads)</text:p>
          </table:table-cell>
          <table:table-cell office:value-type="string" calcext:value-type="string">
            <text:p>-</text:p>
          </table:table-cell>
          <table:table-cell office:value-type="float" office:value="0.108727" calcext:value-type="float">
            <text:p>0.108727</text:p>
          </table:table-cell>
          <table:table-cell office:value-type="float" office:value="0.175769" calcext:value-type="float">
            <text:p>0.175769</text:p>
          </table:table-cell>
          <table:table-cell office:value-type="float" office:value="0.135825" calcext:value-type="float">
            <text:p>0.135825</text:p>
          </table:table-cell>
          <table:table-cell office:value-type="float" office:value="0.168803" calcext:value-type="float">
            <text:p>0.168803</text:p>
          </table:table-cell>
          <table:table-cell office:value-type="float" office:value="0.168706" calcext:value-type="float">
            <text:p>0.168706</text:p>
          </table:table-cell>
          <table:table-cell office:value-type="float" office:value="0.213723" calcext:value-type="float">
            <text:p>0.213723</text:p>
          </table:table-cell>
          <table:table-cell office:value-type="float" office:value="0.284571" calcext:value-type="float">
            <text:p>0.284571</text:p>
          </table:table-cell>
          <table:table-cell office:value-type="float" office:value="0.243874" calcext:value-type="float">
            <text:p>0.243874</text:p>
          </table:table-cell>
          <table:table-cell office:value-type="float" office:value="0.531052" calcext:value-type="float">
            <text:p>0.531052</text:p>
          </table:table-cell>
          <table:table-cell office:value-type="float" office:value="0.339498" calcext:value-type="float">
            <text:p>0.339498</text:p>
          </table:table-cell>
        </table:table-row>
        <table:table-row table:style-name="ro1">
          <table:table-cell office:value-type="string" calcext:value-type="string">
            <text:p>224 cores (8 ranks / 28 threads)</text:p>
          </table:table-cell>
          <table:table-cell office:value-type="string" calcext:value-type="string">
            <text:p>-</text:p>
          </table:table-cell>
          <table:table-cell office:value-type="float" office:value="0.100303" calcext:value-type="float">
            <text:p>0.100303</text:p>
          </table:table-cell>
          <table:table-cell office:value-type="float" office:value="0.200339" calcext:value-type="float">
            <text:p>0.200339</text:p>
          </table:table-cell>
          <table:table-cell office:value-type="float" office:value="0.109527" calcext:value-type="float">
            <text:p>0.109527</text:p>
          </table:table-cell>
          <table:table-cell office:value-type="float" office:value="0.184679" calcext:value-type="float">
            <text:p>0.184679</text:p>
          </table:table-cell>
          <table:table-cell office:value-type="float" office:value="0.109071" calcext:value-type="float">
            <text:p>0.109071</text:p>
          </table:table-cell>
          <table:table-cell office:value-type="float" office:value="0.171936" calcext:value-type="float">
            <text:p>0.171936</text:p>
          </table:table-cell>
          <table:table-cell office:value-type="float" office:value="0.206317" calcext:value-type="float">
            <text:p>0.206317</text:p>
          </table:table-cell>
          <table:table-cell office:value-type="float" office:value="0.240127" calcext:value-type="float">
            <text:p>0.240127</text:p>
          </table:table-cell>
          <table:table-cell office:value-type="float" office:value="0.287399" calcext:value-type="float">
            <text:p>0.287399</text:p>
          </table:table-cell>
          <table:table-cell office:value-type="float" office:value="0.244201" calcext:value-type="float">
            <text:p>0.244201</text:p>
          </table:table-cell>
        </table:table-row>
        <table:table-row table:style-name="ro1">
          <table:table-cell office:value-type="string" calcext:value-type="string">
            <text:p>392 cores (14 ranks / 28 threads)</text:p>
          </table:table-cell>
          <table:table-cell office:value-type="string" calcext:value-type="string">
            <text:p>-</text:p>
          </table:table-cell>
          <table:table-cell office:value-type="float" office:value="0.085003" calcext:value-type="float">
            <text:p>0.085003</text:p>
          </table:table-cell>
          <table:table-cell office:value-type="float" office:value="0.173383" calcext:value-type="float">
            <text:p>0.173383</text:p>
          </table:table-cell>
          <table:table-cell office:value-type="float" office:value="0.084473" calcext:value-type="float">
            <text:p>0.084473</text:p>
          </table:table-cell>
          <table:table-cell office:value-type="float" office:value="0.192431" calcext:value-type="float">
            <text:p>0.192431</text:p>
          </table:table-cell>
          <table:table-cell office:value-type="float" office:value="0.074634" calcext:value-type="float">
            <text:p>0.074634</text:p>
          </table:table-cell>
          <table:table-cell office:value-type="float" office:value="0.214907" calcext:value-type="float">
            <text:p>0.214907</text:p>
          </table:table-cell>
          <table:table-cell office:value-type="float" office:value="0.137779" calcext:value-type="float">
            <text:p>0.137779</text:p>
          </table:table-cell>
          <table:table-cell office:value-type="float" office:value="0.174663" calcext:value-type="float">
            <text:p>0.174663</text:p>
          </table:table-cell>
          <table:table-cell office:value-type="float" office:value="0.192492" calcext:value-type="float">
            <text:p>0.192492</text:p>
          </table:table-cell>
          <table:table-cell office:value-type="float" office:value="0.218061" calcext:value-type="float">
            <text:p>0.218061</text:p>
          </table:table-cell>
        </table:table-row>
        <table:table-row table:style-name="ro1">
          <table:table-cell office:value-type="string" calcext:value-type="string">
            <text:p>784 cores (28 ranks / 28 threads)</text:p>
          </table:table-cell>
          <table:table-cell office:value-type="string" calcext:value-type="string">
            <text:p>-</text:p>
          </table:table-cell>
          <table:table-cell office:value-type="float" office:value="0.086304" calcext:value-type="float">
            <text:p>0.086304</text:p>
          </table:table-cell>
          <table:table-cell office:value-type="float" office:value="0.204126" calcext:value-type="float">
            <text:p>0.204126</text:p>
          </table:table-cell>
          <table:table-cell office:value-type="float" office:value="0.074131" calcext:value-type="float">
            <text:p>0.074131</text:p>
          </table:table-cell>
          <table:table-cell office:value-type="float" office:value="0.206214" calcext:value-type="float">
            <text:p>0.206214</text:p>
          </table:table-cell>
          <table:table-cell office:value-type="float" office:value="0.090353" calcext:value-type="float">
            <text:p>0.090353</text:p>
          </table:table-cell>
          <table:table-cell office:value-type="float" office:value="0.219788" calcext:value-type="float">
            <text:p>0.219788</text:p>
          </table:table-cell>
          <table:table-cell office:value-type="float" office:value="0.091283" calcext:value-type="float">
            <text:p>0.091283</text:p>
          </table:table-cell>
          <table:table-cell office:value-type="float" office:value="0.254148" calcext:value-type="float">
            <text:p>0.254148</text:p>
          </table:table-cell>
          <table:table-cell office:value-type="float" office:value="0.162944" calcext:value-type="float">
            <text:p>0.162944</text:p>
          </table:table-cell>
          <table:table-cell office:value-type="float" office:value="0.226151" calcext:value-type="float">
            <text:p>0.226151</text:p>
          </table:table-cell>
        </table:table-row>
        <table:table-row table:style-name="ro1">
          <table:table-cell office:value-type="string" calcext:value-type="string">
            <text:p>1568 cores (56 ranks / 28 threads)</text:p>
          </table:table-cell>
          <table:table-cell office:value-type="string" calcext:value-type="string">
            <text:p>-</text:p>
          </table:table-cell>
          <table:table-cell office:value-type="float" office:value="0.098011" calcext:value-type="float">
            <text:p>0.098011</text:p>
          </table:table-cell>
          <table:table-cell office:value-type="float" office:value="0.220053" calcext:value-type="float">
            <text:p>0.22005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0.224111" calcext:value-type="float">
            <text:p>0.224111</text:p>
          </table:table-cell>
          <table:table-cell office:value-type="float" office:value="0.087443" calcext:value-type="float">
            <text:p>0.087443</text:p>
          </table:table-cell>
          <table:table-cell office:value-type="float" office:value="0.197685" calcext:value-type="float">
            <text:p>0.197685</text:p>
          </table:table-cell>
          <table:table-cell office:value-type="float" office:value="0.119573" calcext:value-type="float">
            <text:p>0.119573</text:p>
          </table:table-cell>
          <table:table-cell office:value-type="float" office:value="0.18964" calcext:value-type="float">
            <text:p>0.18964</text:p>
          </table:table-cell>
          <table:table-cell office:value-type="float" office:value="0.15671" calcext:value-type="float">
            <text:p>0.15671</text:p>
          </table:table-cell>
          <table:table-cell office:value-type="float" office:value="0.230294" calcext:value-type="float">
            <text:p>0.230294</text:p>
          </table:table-cell>
        </table:table-row>
        <table:table-row table:style-name="ro1">
          <table:table-cell office:value-type="string" calcext:value-type="string">
            <text:p>3136 cores (112 ranks / 28 threads)</text:p>
          </table:table-cell>
          <table:table-cell office:value-type="string" calcext:value-type="string">
            <text:p>-</text:p>
          </table:table-cell>
          <table:table-cell office:value-type="float" office:value="0.091844" calcext:value-type="float">
            <text:p>0.091844</text:p>
          </table:table-cell>
          <table:table-cell office:value-type="float" office:value="0.26343" calcext:value-type="float">
            <text:p>0.26343</text:p>
          </table:table-cell>
          <table:table-cell office:value-type="float" office:value="0.469546" calcext:value-type="float">
            <text:p>0.469546</text:p>
          </table:table-cell>
          <table:table-cell office:value-type="float" office:value="0.224226" calcext:value-type="float">
            <text:p>0.224226</text:p>
          </table:table-cell>
          <table:table-cell office:value-type="float" office:value="0.095279" calcext:value-type="float">
            <text:p>0.095279</text:p>
          </table:table-cell>
          <table:table-cell office:value-type="float" office:value="0.247492" calcext:value-type="float">
            <text:p>0.247492</text:p>
          </table:table-cell>
          <table:table-cell office:value-type="float" office:value="0.109142" calcext:value-type="float">
            <text:p>0.109142</text:p>
          </table:table-cell>
          <table:table-cell office:value-type="float" office:value="0.243844" calcext:value-type="float">
            <text:p>0.243844</text:p>
          </table:table-cell>
          <table:table-cell office:value-type="float" office:value="0.212313" calcext:value-type="float">
            <text:p>0.212313</text:p>
          </table:table-cell>
          <table:table-cell office:value-type="float" office:value="0.235515" calcext:value-type="float">
            <text:p>0.235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9" meta:object-count="0"/>
    <meta:generator>LibreOffice/5.0.3.2$Linux_X86_64 LibreOffice_project/e5f16313668ac592c1bfb310f4390624e3dbfb75</meta:generator>
  </office:meta>
</office:document-meta>
</file>